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4.713cm"/>
    </style:style>
    <style:style style:name="co2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73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6.83cm"/>
    </style:style>
    <style:style style:name="co6" style:family="table-column">
      <style:table-column-properties fo:break-before="auto" style:column-width="7.858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8.8cm"/>
    </style:style>
    <style:style style:name="co9" style:family="table-column">
      <style:table-column-properties fo:break-before="auto" style:column-width="10.493cm"/>
    </style:style>
    <style:style style:name="co10" style:family="table-column">
      <style:table-column-properties fo:break-before="auto" style:column-width="10.465cm"/>
    </style:style>
    <style:style style:name="co11" style:family="table-column">
      <style:table-column-properties fo:break-before="auto" style:column-width="4.944cm"/>
    </style:style>
    <style:style style:name="co12" style:family="table-column">
      <style:table-column-properties fo:break-before="auto" style:column-width="4.665cm"/>
    </style:style>
    <style:style style:name="co13" style:family="table-column">
      <style:table-column-properties fo:break-before="auto" style:column-width="6.219cm"/>
    </style:style>
    <style:style style:name="co14" style:family="table-column">
      <style:table-column-properties fo:break-before="auto" style:column-width="7.497cm"/>
    </style:style>
    <style:style style:name="co15" style:family="table-column">
      <style:table-column-properties fo:break-before="auto" style:column-width="5.249cm"/>
    </style:style>
    <style:style style:name="co16" style:family="table-column">
      <style:table-column-properties fo:break-before="auto" style:column-width="4.999cm"/>
    </style:style>
    <style:style style:name="co17" style:family="table-column">
      <style:table-column-properties fo:break-before="auto" style:column-width="7.303cm"/>
    </style:style>
    <style:style style:name="co18" style:family="table-column">
      <style:table-column-properties fo:break-before="auto" style:column-width="5.498cm"/>
    </style:style>
    <style:style style:name="co19" style:family="table-column">
      <style:table-column-properties fo:break-before="auto" style:column-width="6.108cm"/>
    </style:style>
    <style:style style:name="co20" style:family="table-column">
      <style:table-column-properties fo:break-before="auto" style:column-width="7.08cm"/>
    </style:style>
    <style:style style:name="co21" style:family="table-column">
      <style:table-column-properties fo:break-before="auto" style:column-width="6.747cm"/>
    </style:style>
    <style:style style:name="co22" style:family="table-column">
      <style:table-column-properties fo:break-before="auto" style:column-width="9.133cm"/>
    </style:style>
    <style:style style:name="co23" style:family="table-column">
      <style:table-column-properties fo:break-before="auto" style:column-width="11.382cm"/>
    </style:style>
    <style:style style:name="co24" style:family="table-column">
      <style:table-column-properties fo:break-before="auto" style:column-width="3.918cm"/>
    </style:style>
    <style:style style:name="co25" style:family="table-column">
      <style:table-column-properties fo:break-before="auto" style:column-width="11.964cm"/>
    </style:style>
    <style:style style:name="co26" style:family="table-column">
      <style:table-column-properties fo:break-before="auto" style:column-width="5.971cm"/>
    </style:style>
    <style:style style:name="co29" style:family="table-column">
      <style:table-column-properties fo:break-before="auto" style:column-width="3.806cm"/>
    </style:style>
    <style:style style:name="co30" style:family="table-column">
      <style:table-column-properties fo:break-before="auto" style:column-width="5.609cm"/>
    </style:style>
    <style:style style:name="co31" style:family="table-column">
      <style:table-column-properties fo:break-before="auto" style:column-width="5.11cm"/>
    </style:style>
    <style:style style:name="ro2" style:family="table-row">
      <style:table-row-properties style:row-height="0.792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donnée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row table:style-name="ro4"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Parti de rattachement</text:p>
          </table:table-cell>
          <table:table-cell office:value-type="string">
            <text:p>Groupe parlementaire</text:p>
          </table:table-cell>
          <table:table-cell office:value-type="string">
            <text:p>Source des informations</text:p>
          </table:table-cell>
          <table:table-cell office:value-type="string">
            <text:p>Collaborateur 1 - Nom</text:p>
          </table:table-cell>
          <table:table-cell office:value-type="string">
            <text:p>Collaborateur 1 - Travaille depuis</text:p>
          </table:table-cell>
          <table:table-cell office:value-type="string">
            <text:p>Collaborateur 1 - Lieu de travail</text:p>
          </table:table-cell>
          <table:table-cell office:value-type="string">
            <text:p>Collaborateur 1 - Lien familial</text:p>
          </table:table-cell>
          <table:table-cell office:value-type="string">
            <text:p>Collaborateur 1 - Suppléant</text:p>
          </table:table-cell>
          <table:table-cell office:value-type="string">
            <text:p>Collaborateur 2 - Nom</text:p>
          </table:table-cell>
          <table:table-cell office:value-type="string">
            <text:p>Collaborateur 2 - Travaille depuis</text:p>
          </table:table-cell>
          <table:table-cell office:value-type="string">
            <text:p>Collaborateur 2 - Lieu de travail</text:p>
          </table:table-cell>
          <table:table-cell office:value-type="string">
            <text:p>Collaborateur 2 - Lien familial</text:p>
          </table:table-cell>
          <table:table-cell office:value-type="string">
            <text:p>Collaborateur 2 - Suppléant</text:p>
          </table:table-cell>
          <table:table-cell office:value-type="string">
            <text:p>Collaborateur 3 - Nom</text:p>
          </table:table-cell>
          <table:table-cell office:value-type="string">
            <text:p>Collaborateur 3 - Travaille depuis</text:p>
          </table:table-cell>
          <table:table-cell office:value-type="string">
            <text:p>Collaborateur 3 - Lieu de travail</text:p>
          </table:table-cell>
          <table:table-cell office:value-type="string">
            <text:p>Collaborateur 3 - Lien familial</text:p>
          </table:table-cell>
          <table:table-cell office:value-type="string">
            <text:p>Collaborateur 3 - Suppléant</text:p>
          </table:table-cell>
          <table:table-cell office:value-type="string">
            <text:p>Collaborateur 4 - Nom</text:p>
          </table:table-cell>
          <table:table-cell office:value-type="string">
            <text:p>Collaborateur 4 - Travaille depuis</text:p>
          </table:table-cell>
          <table:table-cell office:value-type="string">
            <text:p>Collaborateur 4 - Lieu de travail</text:p>
          </table:table-cell>
          <table:table-cell office:value-type="string">
            <text:p>Collaborateur 4 - Lien familial</text:p>
          </table:table-cell>
          <table:table-cell office:value-type="string">
            <text:p>Collaborateur 4 - Suppléant</text:p>
          </table:table-cell>
          <table:table-cell office:value-type="string">
            <text:p>Collaborateur 5 - Nom</text:p>
          </table:table-cell>
          <table:table-cell office:value-type="string">
            <text:p>Collaborateur 5 - Travaille depuis</text:p>
          </table:table-cell>
          <table:table-cell office:value-type="string">
            <text:p>Collaborateur 5 - Lieu de travail</text:p>
          </table:table-cell>
          <table:table-cell office:value-type="string">
            <text:p>Collaborateur 5 - Lien familial</text:p>
          </table:table-cell>
          <table:table-cell office:value-type="string">
            <text:p>Collaborateur 5 - Suppléant</text:p>
          </table:table-cell>
          <table:table-cell office:value-type="string">
            <text:p>Collaborateur 6 - Nom</text:p>
          </table:table-cell>
          <table:table-cell office:value-type="string">
            <text:p>Collaborateur 6 - Travaille depuis</text:p>
          </table:table-cell>
          <table:table-cell office:value-type="string">
            <text:p>Collaborateur 6 - Lieu de travail</text:p>
          </table:table-cell>
          <table:table-cell office:value-type="string">
            <text:p>Collaborateur 6 - Lien familial</text:p>
          </table:table-cell>
          <table:table-cell office:value-type="string">
            <text:p>Collaborateur 6 - Suppléant</text:p>
          </table:table-cell>
          <table:table-cell office:value-type="string">
            <text:p>Collaborateur 7 - Nom</text:p>
          </table:table-cell>
          <table:table-cell office:value-type="string">
            <text:p>Collaborateur 7 - Travaille depuis</text:p>
          </table:table-cell>
          <table:table-cell office:value-type="string">
            <text:p>Collaborateur 7 - Lieu de travail</text:p>
          </table:table-cell>
          <table:table-cell office:value-type="string">
            <text:p>Collaborateur 7 - Lien familial</text:p>
          </table:table-cell>
          <table:table-cell office:value-type="string">
            <text:p>Collaborateur 7 - Suppléant</text:p>
          </table:table-cell>
          <table:table-cell office:value-type="string">
            <text:p>Collaborateur 8 - Nom</text:p>
          </table:table-cell>
          <table:table-cell office:value-type="string">
            <text:p>Collaborateur 8 - Travaille depuis</text:p>
          </table:table-cell>
          <table:table-cell office:value-type="string">
            <text:p>Collaborateur 8 - Lieu de travail</text:p>
          </table:table-cell>
          <table:table-cell office:value-type="string">
            <text:p>Collaborateur 8 - Lien familial</text:p>
          </table:table-cell>
          <table:table-cell office:value-type="string">
            <text:p>Collaborateur 8 - Suppléant</text:p>
          </table:table-cell>
          <table:table-cell office:value-type="string">
            <text:p>Nombre de collaborateurs</text:p>
          </table:table-cell>
          <table:table-cell office:value-type="string">
            <text:p>Nombre de liens familiaux établis</text:p>
          </table:table-cell>
          <table:table-cell office:value-type="string">
            <text:p>Vote sur les lois transparence</text:p>
          </table:table-cell>
        </table:table-row>
        <table:table-row table:style-name="ro4">
          <table:table-cell office:value-type="string">
            <text:p>Ballay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urélien Faucher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udine Heiderich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arine Attouch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loé Tence</text:p>
          </table:table-cell>
          <table:table-cell office:value-type="string">
            <text:p>4 mars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cquet</text:p>
          </table:table-cell>
          <table:table-cell office:value-type="string">
            <text:p>Alain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Carole Dugn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Four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ntal Vauthe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Postiau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lmette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 GELLY-PERBELLINI</text:p>
          </table:table-cell>
          <table:table-cell office:value-type="string">
            <text:p>déc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hilippe DUBOURG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ra MIRAL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rétien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ie Bret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Fanny Cai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main Molliard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uis-Nicolas Jandeaux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laeys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nessa Rouss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Me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neviève Mour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as Aggou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uré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Blasqu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ine Craus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Denat Pinc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Ludovic Balz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est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tin Lathalie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thieu Beauvarlet</text:p>
          </table:table-cell>
          <table:table-cell office:value-type="float" office:value="2014">
            <text:p>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ïc Morin</text:p>
          </table:table-cell>
          <table:table-cell office:value-type="float" office:value="2013">
            <text:p>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boeuf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Cécile Pe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Combes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Fargeas-Larre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leix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eneviève Gines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Vo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erge Pradin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Cay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èle Par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saud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autier Berna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ienne Blineau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ervé Sérol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hilippon</text:p>
          </table:table-cell>
          <table:table-cell office:value-type="float" office:value="2015">
            <text:p>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ty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liane Donn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Pil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is Chavia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Charruaul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oyne-Bressand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aétan Math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Fa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t Patra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det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tienne Rodet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Jean-Maurice Fayemen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nny Branda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Audouz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ousset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ébastien Saint-Past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ey-Gor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O'Keef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uguenot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on Suguenot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 table:number-columns-repeated="36"/>
          <table:table-cell table:number-columns-repeated="2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ourret</text:p>
          </table:table-cell>
          <table:table-cell office:value-type="string">
            <text:p>Alain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François AMORIM MACHADO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erge COUASN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ëlle PICHON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c ANDREU SABAT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chelay</text:p>
          </table:table-cell>
          <table:table-cell office:value-type="string">
            <text:p>Alex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ophe Bernier</text:p>
          </table:table-cell>
          <table:table-cell office:value-type="string">
            <text:p>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nt Noël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ébastien Lavandon</text:p>
          </table:table-cell>
          <table:table-cell office:value-type="string">
            <text:p>déc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ohamed Mebarki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ie-Jeanne</text:p>
          </table:table-cell>
          <table:table-cell office:value-type="string">
            <text:p>Alfred</text:p>
          </table:table-cell>
          <table:table-cell office:value-type="string">
            <text:p>Mouvement Indépendantiste Martiniqu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Nadine Nacit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Michel Ragal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Mia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5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ssaigne</text:p>
          </table:table-cell>
          <table:table-cell office:value-type="string">
            <text:p>André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Corinne Ould'ameur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noit Pidou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ein Brugerolles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Courtial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ntini</text:p>
          </table:table-cell>
          <table:table-cell office:value-type="string">
            <text:p>André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Guillaume DE STORDEUR</text:p>
          </table:table-cell>
          <table:table-cell office:value-type="string">
            <text:p>17 déc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érémy Coste</text:p>
          </table:table-cell>
          <table:table-cell office:value-type="string">
            <text:p>19 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chneider</text:p>
          </table:table-cell>
          <table:table-cell office:value-type="string">
            <text:p>Andr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Anne Hulne</text:p>
          </table:table-cell>
          <table:table-cell office:value-type="string">
            <text:p>16 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Knoeller</text:p>
          </table:table-cell>
          <table:table-cell office:value-type="string">
            <text:p>27 octo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Caure Le Graet</text:p>
          </table:table-cell>
          <table:table-cell office:value-type="string">
            <text:p>2 mars 2009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ng</text:p>
          </table:table-cell>
          <table:table-cell office:value-type="string">
            <text:p>Anne-Chris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enjamin Rat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hn Saming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Jeando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ufour-Tonini</text:p>
          </table:table-cell>
          <table:table-cell office:value-type="string">
            <text:p>Anne-L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han Sen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Frizzo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hilippe Devo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Mor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hdi Chala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Gillard-Lascaux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Dain</text:p>
          </table:table-cell>
          <table:table-cell office:value-type="string">
            <text:p>Anne-Yvo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ine El-Khatm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Baptiste Frontz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élène San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Tubian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Loch</text:p>
          </table:table-cell>
          <table:table-cell office:value-type="string">
            <text:p>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e LOZACHMEUR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a Fily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uénaëlle Lauden</text:p>
          </table:table-cell>
          <table:table-cell office:value-type="string">
            <text:p>janvier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 DUBUET-ROUTIER</text:p>
          </table:table-cell>
          <table:table-cell office:value-type="string">
            <text:p>octo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petit</text:p>
          </table:table-cell>
          <table:table-cell office:value-type="string">
            <text:p>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Chréti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Gesqu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dréa Khoshkh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enevard</text:p>
          </table:table-cell>
          <table:table-cell office:value-type="string">
            <text:p>An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s Clau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mien Jo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Neyreneuf-Thibierg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 Houerou</text:p>
          </table:table-cell>
          <table:table-cell office:value-type="string">
            <text:p>Ann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olette LE MERR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y Cozic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MARCHESIN PIER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lise Haffen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erth</text:p>
          </table:table-cell>
          <table:table-cell office:value-type="string">
            <text:p>Anto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ylvie Leonhart 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Deblir</text:p>
          </table:table-cell>
          <table:table-cell office:value-type="string">
            <text:p>novembre 200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 Hamm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rosskost</text:p>
          </table:table-cell>
          <table:table-cell office:value-type="string">
            <text:p>Arlet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Éliane Bong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Leb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Dev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mel Chaban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roy</text:p>
          </table:table-cell>
          <table:table-cell office:value-type="string">
            <text:p>Arn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unia Moum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Cu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ouchra Omar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ichard</text:p>
          </table:table-cell>
          <table:table-cell office:value-type="string">
            <text:p>Arnaud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Hélène Brioix-Feuch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Hallosse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-Antonin Bur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binet</text:p>
          </table:table-cell>
          <table:table-cell office:value-type="string">
            <text:p>Arnau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ul-Alexandre Vesper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ann Velly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iala</text:p>
          </table:table-cell>
          <table:table-cell office:value-type="string">
            <text:p>Arnau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uiseppina Benel</text:p>
          </table:table-cell>
          <table:table-cell office:value-type="string">
            <text:p>15/9/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i Carriere</text:p>
          </table:table-cell>
          <table:table-cell office:value-type="string">
            <text:p>1er février 2016</text:p>
          </table:table-cell>
          <table:table-cell office:value-type="string">
            <text:p>Circonscription</text:p>
          </table:table-cell>
          <table:table-cell office:value-type="string">
            <text:p>Cousin au 5e degré</text:p>
          </table:table-cell>
          <table:table-cell/>
          <table:table-cell office:value-type="string">
            <text:p>Thomas Urquijo</text:p>
          </table:table-cell>
          <table:table-cell office:value-type="string">
            <text:p>1/2/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aroline Bonnal</text:p>
          </table:table-cell>
          <table:table-cell office:value-type="string">
            <text:p>7/3/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Chalus</text:p>
          </table:table-cell>
          <table:table-cell office:value-type="string">
            <text:p>Ary</text:p>
          </table:table-cell>
          <table:table-cell office:value-type="string">
            <text:p>Guadeloupe unie Socialisme et réalités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ources ouvertes</text:p>
          </table:table-cell>
          <table:table-cell office:value-type="string">
            <text:p>Nathalia Chalu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Teddy Bernado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uddy Blond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ubi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ette Gourdine-Bachou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Linkenheld</text:p>
          </table:table-cell>
          <table:table-cell office:value-type="string">
            <text:p>Audre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élissa Me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Augier de Laja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Wycka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Bou Sad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ilippetti</text:p>
          </table:table-cell>
          <table:table-cell office:value-type="string">
            <text:p>Auré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lorent Bert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éa Beh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Norb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oniatowski</text:p>
          </table:table-cell>
          <table:table-cell office:value-type="string">
            <text:p>Ax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elphine Bo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antal Chopinet-Four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Von Euw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magnan</text:p>
          </table:table-cell>
          <table:table-cell office:value-type="string">
            <text:p>Barbar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roline Tat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t Serr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nin Descham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Descomb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èle Legros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ntais</text:p>
          </table:table-cell>
          <table:table-cell office:value-type="string">
            <text:p>Béatri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François-Emmanuel Chem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oïse Chemin-Not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élix Debernar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ouard Santais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Laure Jani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pparu</text:p>
          </table:table-cell>
          <table:table-cell office:value-type="string">
            <text:p>Benois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ugustin Delave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Zélia Arab-Cesar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se Magn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amon</text:p>
          </table:table-cell>
          <table:table-cell office:value-type="string">
            <text:p>Benoî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oseph Ghari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Restegh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phaël Panth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oletti</text:p>
          </table:table-cell>
          <table:table-cell office:value-type="string">
            <text:p>Bérengè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Else Josep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a Mant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Au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Pierre So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isa Roussel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clais</text:p>
          </table:table-cell>
          <table:table-cell office:value-type="string">
            <text:p>Bernad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 Rieu</text:p>
          </table:table-cell>
          <table:table-cell office:value-type="string">
            <text:p>juin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Baptiste Boulang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velyne Capelli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udine Laforgue</text:p>
          </table:table-cell>
          <table:table-cell office:value-type="string">
            <text:p>2012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ccoyer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-Éric Carbonne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Sandrine Ca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Dur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élix De Buja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Reichert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rochand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vid-Hervé Bou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Pon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Drogu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bré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tricia Deflessell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aya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ontred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flesselles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atricia Deflesselle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téphanie Maya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ontred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érard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Claude Apperc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Lavedri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Len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Ray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sterlin</text:p>
          </table:table-cell>
          <table:table-cell office:value-type="string">
            <text:p>Bern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-Claude Appercel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thalie Lavedrine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Rayon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uis-Simon Boileau</text:p>
          </table:table-cell>
          <table:table-cell office:value-type="string">
            <text:p>mai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Lenain</text:p>
          </table:table-cell>
          <table:table-cell office:value-type="string">
            <text:p>octo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errut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Irène Ro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Perru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Brigitte Trambouz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Pagn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Reynès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Evelyne Destrem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hristophe Aubry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ancher</text:p>
          </table:table-cell>
          <table:table-cell office:value-type="string">
            <text:p>Bertrand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Alice Benard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abrina Jarroir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athe Collin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-Alexis Antetomaso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rnaud MERVEILLE</text:p>
          </table:table-cell>
          <table:table-cell office:value-type="float" office:value="2011">
            <text:p>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id</text:p>
          </table:table-cell>
          <table:table-cell office:value-type="string">
            <text:p>Boinal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Zaitouni Ali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Zaïna Assani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Soiphiat Bacar YOUSSOUF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outihani YMAMOU</text:p>
          </table:table-cell>
          <table:table-cell office:value-type="string">
            <text:p>nov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llain</text:p>
          </table:table-cell>
          <table:table-cell office:value-type="string">
            <text:p>Brigitt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Kamel DEMBR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lde THERY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thilde BOEUF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urguignon</text:p>
          </table:table-cell>
          <table:table-cell office:value-type="string">
            <text:p>Brigi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Lacaba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eaudra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tia Lo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Dutriau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Maire</text:p>
          </table:table-cell>
          <table:table-cell office:value-type="string">
            <text:p>Brun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Margueri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Dani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Sienzoni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zerot</text:p>
          </table:table-cell>
          <table:table-cell office:value-type="string">
            <text:p>Bruno Nestor</text:p>
          </table:table-cell>
          <table:table-cell office:value-type="string">
            <text:p>Mouvement Initiative populaire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Annabelle Zampat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tarzyna Tims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Buffaul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Rocca Serra</text:p>
          </table:table-cell>
          <table:table-cell office:value-type="string">
            <text:p>Camil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iliane de Rocca Serra</text:p>
          </table:table-cell>
          <table:table-cell table:number-columns-repeated="2" office:value-type="string">
            <text:p>?</text:p>
          </table:table-cell>
          <table:table-cell office:value-type="string">
            <text:p>Parente éloignée</text:p>
          </table:table-cell>
          <table:table-cell/>
          <table:table-cell office:value-type="string">
            <text:p>Florence Gou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Casanov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Costant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-Bernard Vellutin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elga</text:p>
          </table:table-cell>
          <table:table-cell office:value-type="string">
            <text:p>Caro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imon Viguer</text:p>
          </table:table-cell>
          <table:table-cell office:value-type="string">
            <text:p>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 Saux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Cazaux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Luc Picard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eaubatie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rnaud Bouleste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Godri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Fanny Branda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Puh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Valada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outelle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olaine Godet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érôme Picaud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Stéphanie Charreau Grandcoing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Montañola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Carton</text:p>
          </table:table-cell>
          <table:table-cell office:value-type="string">
            <text:p>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morton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aïk Lesbats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-Lou AZAIS</text:p>
          </table:table-cell>
          <table:table-cell office:value-type="string">
            <text:p>mai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niel Grycza</text:p>
          </table:table-cell>
          <table:table-cell office:value-type="string">
            <text:p>avril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aniel Molina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ichka Lingerat</text:p>
          </table:table-cell>
          <table:table-cell office:value-type="string">
            <text:p>déc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Quéré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ierre-Henri Jall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Yves Quéré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Pascal Couriv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Pa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roallic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élie Hoy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Chap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Cabir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Tred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autrin</text:p>
          </table:table-cell>
          <table:table-cell office:value-type="string">
            <text:p>Cather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larisse La Fon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kaël Lev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x Dutho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Cheval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uflot</text:p>
          </table:table-cell>
          <table:table-cell office:value-type="string">
            <text:p>Céci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Dounia W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Tonde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n Bizie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Untermaier</text:p>
          </table:table-cell>
          <table:table-cell office:value-type="string">
            <text:p>Céc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Josèphe C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rançois Kerle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Leid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Ju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Mazui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tt</text:p>
          </table:table-cell>
          <table:table-cell office:value-type="string">
            <text:p>Céles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ernadette Let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lex Staub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Kevin Kace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n Kirchman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Berthelot</text:p>
          </table:table-cell>
          <table:table-cell office:value-type="string">
            <text:p>Chantal</text:p>
          </table:table-cell>
          <table:table-cell office:value-type="string">
            <text:p>Parti socialiste guyanais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illes François-dit-Christop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Bel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Luc Requen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uittet</text:p>
          </table:table-cell>
          <table:table-cell office:value-type="string">
            <text:p>Chant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Kermar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? Kermar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kaël Le Rest</text:p>
          </table:table-cell>
          <table:table-cell office:value-type="string">
            <text:p>?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? Espinasse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 Courson</text:p>
          </table:table-cell>
          <table:table-cell office:value-type="string">
            <text:p>Charle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Mirgodin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eu Lagasse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ne Dominjon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tma Gouasmia</text:p>
          </table:table-cell>
          <table:table-cell office:value-type="string">
            <text:p>février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Marchand</text:p>
          </table:table-cell>
          <table:table-cell office:value-type="string">
            <text:p>septembre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La Verpillière</text:p>
          </table:table-cell>
          <table:table-cell office:value-type="string">
            <text:p>Char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élène de La Verpilliè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bine Vasqu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wige Lafayolle de La Bruyè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inesy</text:p>
          </table:table-cell>
          <table:table-cell office:value-type="string">
            <text:p>Charles-Ang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osé Ammendo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Larbou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Briquett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hirouni</text:p>
          </table:table-cell>
          <table:table-cell office:value-type="string">
            <text:p>Chaynes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ric Grange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omas Fleury</text:p>
          </table:table-cell>
          <table:table-cell office:value-type="string">
            <text:p>avril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na Toussaint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rles Thomassin</text:p>
          </table:table-cell>
          <table:table-cell office:value-type="string">
            <text:p>février 2016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ssaf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rmand Riv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ash Saeidi Akbarzade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Labrouss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taille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eorges Labo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rine Delettr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Duv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Ovart-Baratt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ranqueville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élène Co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Fonte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Vo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érémy Ramos-Lamois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utin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tine Douill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Nicol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Jacob</text:p>
          </table:table-cell>
          <table:table-cell office:value-type="string">
            <text:p>Christi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orinn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Lavenk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rançois Bé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Hajz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vé Patr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ert</text:p>
          </table:table-cell>
          <table:table-cell office:value-type="string">
            <text:p>Christi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éatrice Chavinier Bod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 Paysse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Per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Cheml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aul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lisabeth Ancourt-Ne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 Red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Aoua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ires Beaune</text:p>
          </table:table-cell>
          <table:table-cell office:value-type="string">
            <text:p>Chris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érôme Petit</text:p>
          </table:table-cell>
          <table:table-cell office:value-type="string">
            <text:p>1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mien Baldy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olette Soulfour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Dumas</text:p>
          </table:table-cell>
          <table:table-cell office:value-type="string">
            <text:p>novembre 2016</text:p>
          </table:table-cell>
          <table:table-cell office:value-type="string">
            <text:p>Circonscription (4h/semaine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rgel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anne Darm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Sautreau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uillon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n Renault</text:p>
          </table:table-cell>
          <table:table-cell office:value-type="float" office:value="2015">
            <text:p>2015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Cyril Blondel</text:p>
          </table:table-cell>
          <table:table-cell office:value-type="string">
            <text:p>2007 (partiel)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Guillaume Coutey</text:p>
          </table:table-cell>
          <table:table-cell office:value-type="string">
            <text:p>2007 (temps partiel)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élanie Boulanger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arie-Hélène Boutinaud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resche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olaine Traj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hilippe Daviaud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staner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abrice Trouvé</text:p>
          </table:table-cell>
          <table:table-cell office:value-type="string">
            <text:p>1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ntal Marc</text:p>
          </table:table-cell>
          <table:table-cell office:value-type="string">
            <text:p>1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élène Triantafillos</text:p>
          </table:table-cell>
          <table:table-cell office:value-type="string">
            <text:p>1 déc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ément Pinte</text:p>
          </table:table-cell>
          <table:table-cell office:value-type="string">
            <text:p>15 juin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vard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ja Flan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Baraiz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non Apparu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lila Bad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uilloteau</text:p>
          </table:table-cell>
          <table:table-cell office:value-type="string">
            <text:p>Christoph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alérie Ambro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Cruz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éonard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jémila Dup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ichard Deulc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indy Deridi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nès Duchê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nny Tho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aïs Bou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Probin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remat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avana Livardjani</text:p>
          </table:table-cell>
          <table:table-cell office:value-type="string">
            <text:p>1er 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 Lepesqueux</text:p>
          </table:table-cell>
          <table:table-cell office:value-type="string">
            <text:p>9 mai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dèle Mortier</text:p>
          </table:table-cell>
          <table:table-cell office:value-type="string">
            <text:p>1er novembre 2016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iou</text:p>
          </table:table-cell>
          <table:table-cell office:value-type="string">
            <text:p>Christoph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aurence<text:tab/>Lehued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ophie Brongnia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Jérôme Fria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rtolone</text:p>
          </table:table-cell>
          <table:table-cell office:value-type="string">
            <text:p>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hannes Homm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toumata Sow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Chappott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Ganay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uline Goi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Anato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stasia Goetsch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Madin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asguen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Olivier Goasguen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Joséphine de Beaucor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Sophie Copp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e-Annie Buh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reff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ierry Bou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thieu Lemari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Arnoul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turni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tephane Jeanger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a Dri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vien Lazar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Quien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chmid</text:p>
          </table:table-cell>
          <table:table-cell office:value-type="string">
            <text:p>Claud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organe Vill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Schmi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Capdevielle</text:p>
          </table:table-cell>
          <table:table-cell office:value-type="string">
            <text:p>Co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Pa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P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hdi Ouraou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nglade</text:p>
          </table:table-cell>
          <table:table-cell office:value-type="string">
            <text:p>Co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Dominique Chaig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Bouc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tte Nev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as Pri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cuey</text:p>
          </table:table-cell>
          <table:table-cell office:value-type="string">
            <text:p>Conchit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anièle Kiban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uel Ducasse Reis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uy Maruejouls-Benoi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Erhel</text:p>
          </table:table-cell>
          <table:table-cell office:value-type="string">
            <text:p>Cori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andrine Richard-Larvor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Laudy</text:p>
          </table:table-cell>
          <table:table-cell office:value-type="string">
            <text:p>octo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ionel Bianquis</text:p>
          </table:table-cell>
          <table:table-cell office:value-type="string">
            <text:p>juin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bad</text:p>
          </table:table-cell>
          <table:table-cell office:value-type="string">
            <text:p>Dam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ernard R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ody Mock-Gr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Benayou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eslot</text:p>
          </table:table-cell>
          <table:table-cell office:value-type="string">
            <text:p>Dam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vid Po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ette V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an Bouc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even Rost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isserie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Xavier Boeuf</text:p>
          </table:table-cell>
          <table:table-cell office:value-type="string">
            <text:p>1 décem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Lagrange-Boisserie</text:p>
          </table:table-cell>
          <table:table-cell office:value-type="string">
            <text:p>15 avril 2003</text:p>
          </table:table-cell>
          <table:table-cell office:value-type="string">
            <text:p>Circonscription</text:p>
          </table:table-cell>
          <table:table-cell office:value-type="string">
            <text:p>Devenue épouse depuis 2015</text:p>
          </table:table-cell>
          <table:table-cell/>
          <table:table-cell office:value-type="string">
            <text:p>Pierre Tissier</text:p>
          </table:table-cell>
          <table:table-cell office:value-type="string">
            <text:p>27 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nny Brandao</text:p>
          </table:table-cell>
          <table:table-cell office:value-type="string">
            <text:p>1 octo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squelle</text:p>
          </table:table-cell>
          <table:table-cell office:value-type="string">
            <text:p>Dani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oralie du Repai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Ca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Ducrocq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Lon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y-France Marti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ibbes</text:p>
          </table:table-cell>
          <table:table-cell office:value-type="string">
            <text:p>Dani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novefa E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arbez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-Xavier Binv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ldberg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ncent Nguyen Van Ha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lissa Youssou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tifa Bezzaouya-Cot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ussouf Sib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aillant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dji AHOUDIA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 VOUHE</text:p>
          </table:table-cell>
          <table:table-cell office:value-type="string">
            <text:p>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uroi</text:p>
          </table:table-cell>
          <table:table-cell office:value-type="string">
            <text:p>Daniel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Hélène Ren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Led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Sagasp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Guerrien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met</text:p>
          </table:table-cell>
          <table:table-cell office:value-type="string">
            <text:p>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urielle Ga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Fourni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Mor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ouillet</text:p>
          </table:table-cell>
          <table:table-cell office:value-type="string">
            <text:p>Davi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ophie Simon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Carrar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abib</text:p>
          </table:table-cell>
          <table:table-cell office:value-type="string">
            <text:p>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avid Duizid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Pains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ndsey Dear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tho</text:p>
          </table:table-cell>
          <table:table-cell office:value-type="string">
            <text:p>Delph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 Gautier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ès Jouannet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eu Havsali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tienne Juin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thieu Havsali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upin</text:p>
          </table:table-cell>
          <table:table-cell office:value-type="string">
            <text:p>Denis</text:p>
          </table:table-cell>
          <table:table-cell office:value-type="string">
            <text:p>Parti socialiste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Catherine Hurtut</text:p>
          </table:table-cell>
          <table:table-cell office:value-type="string">
            <text:p>9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vid Gréau</text:p>
          </table:table-cell>
          <table:table-cell office:value-type="string">
            <text:p>1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ienne Roumet</text:p>
          </table:table-cell>
          <table:table-cell office:value-type="string">
            <text:p>16 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Jacquat</text:p>
          </table:table-cell>
          <table:table-cell office:value-type="string">
            <text:p>Den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Barbara Schmitt</text:p>
          </table:table-cell>
          <table:table-cell office:value-type="float" office:value="2004">
            <text:p>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rlette Pergent</text:p>
          </table:table-cell>
          <table:table-cell office:value-type="float" office:value="1998">
            <text:p>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tte Fauvet</text:p>
          </table:table-cell>
          <table:table-cell office:value-type="float" office:value="1996">
            <text:p>199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lérie Ho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tricia Cespedes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biliard</text:p>
          </table:table-cell>
          <table:table-cell office:value-type="string">
            <text:p>Deny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élène Gac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Falsa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Rousse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Quentin</text:p>
          </table:table-cell>
          <table:table-cell office:value-type="string">
            <text:p>Did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Pierre Quenti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Didier Dudrouil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Bar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Cinieri</text:p>
          </table:table-cell>
          <table:table-cell office:value-type="string">
            <text:p>Din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ie Milan</text:p>
          </table:table-cell>
          <table:table-cell office:value-type="string">
            <text:p>1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ulien Luya</text:p>
          </table:table-cell>
          <table:table-cell office:value-type="string">
            <text:p>février 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ire Yannacopoulos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Ray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tricia Zappia</text:p>
          </table:table-cell>
          <table:table-cell office:value-type="string">
            <text:p>octo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ert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téphanie Mezi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e Lay-Felzi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welle Dribi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ussereau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éline Jarno-Dalb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Pata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Vedre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a Segu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Zalusk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uvel</text:p>
          </table:table-cell>
          <table:table-cell office:value-type="string">
            <text:p>Dominiqu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Sophie Chauvel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Caroline Lefebv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renice Mottelay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Hugues Toussain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ord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Isabelle Lannes-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Grua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Poilleux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 Mèner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Le H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oised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Go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arles Grel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febvre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oël Motyl</text:p>
          </table:table-cell>
          <table:table-cell office:value-type="string">
            <text:p>1er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ctorien Lachas</text:p>
          </table:table-cell>
          <table:table-cell office:value-type="string">
            <text:p>1er déc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orinne Pichon</text:p>
          </table:table-cell>
          <table:table-cell office:value-type="string">
            <text:p>1er mai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Nachury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Yvette P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B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Esna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Do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Orliac</text:p>
          </table:table-cell>
          <table:table-cell office:value-type="string">
            <text:p>Dominiqu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Bernard Choule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Guillaume Bald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utt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otier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thalie Hameau-Kinderstut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chel Ton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Lecl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Rihm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aimbourg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Coutan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éronique Renaudineau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lde Panhaleux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hilippe Quéré</text:p>
          </table:table-cell>
          <table:table-cell office:value-type="string">
            <text:p>juin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ian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Nathalie ABONNEL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Bricout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Galtier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ançoise Le Chenadec</text:p>
          </table:table-cell>
          <table:table-cell office:value-type="string">
            <text:p>juillet 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ueugneau</text:p>
          </table:table-cell>
          <table:table-cell office:value-type="string">
            <text:p>Edi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éverine Bai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Girszon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Lavan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Lacr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Quiquand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hilippe</text:p>
          </table:table-cell>
          <table:table-cell office:value-type="string">
            <text:p>Edou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lémence F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Rui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Miche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Maill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urtial</text:p>
          </table:table-cell>
          <table:table-cell office:value-type="string">
            <text:p>Édou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imone Tomowia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Lar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A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Taver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Locatell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ihan Cypel</text:p>
          </table:table-cell>
          <table:table-cell office:value-type="string">
            <text:p>Eduardo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ean-Philippe Calmus</text:p>
          </table:table-cell>
          <table:table-cell office:value-type="string">
            <text:p>1 octobre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anguy Hergibo</text:p>
          </table:table-cell>
          <table:table-cell office:value-type="string">
            <text:p>1 mars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annah Halimi</text:p>
          </table:table-cell>
          <table:table-cell office:value-type="string">
            <text:p>11 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ire Perrotin</text:p>
          </table:table-cell>
          <table:table-cell office:value-type="string">
            <text:p>2 nov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boud</text:p>
          </table:table-cell>
          <table:table-cell office:value-type="string">
            <text:p>Él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uc Gras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e-Michel Aboud</text:p>
          </table:table-cell>
          <table:table-cell office:value-type="float" office:value="2015">
            <text:p>2015</text:p>
          </table:table-cell>
          <table:table-cell office:value-type="string">
            <text:p>Assemblée</text:p>
          </table:table-cell>
          <table:table-cell office:value-type="string">
            <text:p>Fils</text:p>
          </table:table-cell>
          <table:table-cell/>
          <table:table-cell office:value-type="string">
            <text:p>Nathalie Barth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émie Ferreira Lima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Veillith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Pochon</text:p>
          </table:table-cell>
          <table:table-cell office:value-type="string">
            <text:p>Elisabe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ophie Romei</text:p>
          </table:table-cell>
          <table:table-cell office:value-type="string">
            <text:p>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ziane Rezki</text:p>
          </table:table-cell>
          <table:table-cell office:value-type="string">
            <text:p>juin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lément Lauer</text:p>
          </table:table-cell>
          <table:table-cell office:value-type="string">
            <text:p>mars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uigou</text:p>
          </table:table-cell>
          <table:table-cell office:value-type="string">
            <text:p>Élisabe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aoudha Faou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ëva Boi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B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ce Girard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Houssin-Lamy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réhier</text:p>
          </table:table-cell>
          <table:table-cell office:value-type="string">
            <text:p>Eme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aphaël Val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Plic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Clepp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lauzet</text:p>
          </table:table-cell>
          <table:table-cell office:value-type="string">
            <text:p>Éric</text:p>
          </table:table-cell>
          <table:table-cell office:value-type="string">
            <text:p>EELV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ervé Gro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Travagl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Friedman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iotti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atacha Destouch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zette Moes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osée Celig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Velayou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tz Velayoud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kouby</text:p>
          </table:table-cell>
          <table:table-cell office:value-type="string">
            <text:p>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écile Farrug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Stoclin-M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ine Ro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Jalton</text:p>
          </table:table-cell>
          <table:table-cell office:value-type="string">
            <text:p>Éric</text:p>
          </table:table-cell>
          <table:table-cell office:value-type="string">
            <text:p>Parti communiste guadeloupéen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élie Sittler-Ledri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e Steph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Schreib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traumann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ristian Kling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 Pavlinic-Zech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Dryll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Woerth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noëll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Her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Longu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inet</text:p>
          </table:table-cell>
          <table:table-cell office:value-type="string">
            <text:p>Erw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eïla Tournier-Mezazig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Sca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han Cirouss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as</text:p>
          </table:table-cell>
          <table:table-cell office:value-type="string">
            <text:p>Eva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ntoine Alibert</text:p>
          </table:table-cell>
          <table:table-cell office:value-type="string">
            <text:p>janv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Sami Adili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léonore Piot</text:p>
          </table:table-cell>
          <table:table-cell office:value-type="string">
            <text:p>août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erdier</text:p>
          </table:table-cell>
          <table:table-cell office:value-type="string">
            <text:p>Fabri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icolas Ferr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enaelle Thie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Ferr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uck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ombre Coste</text:p>
          </table:table-cell>
          <table:table-cell office:value-type="string">
            <text:p>Fann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ine Hernandez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ussein Bourg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imon Labouyrie</text:p>
          </table:table-cell>
          <table:table-cell office:value-type="string">
            <text:p>octo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remy Perez</text:p>
          </table:table-cell>
          <table:table-cell office:value-type="string">
            <text:p>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iré</text:p>
          </table:table-cell>
          <table:table-cell office:value-type="string">
            <text:p>Fernan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Stéphane Pagè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alie Siré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Savine Bernard-Bienven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Liet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Llorens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Maxime Martinaggi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elaunay</text:p>
          </table:table-cell>
          <table:table-cell office:value-type="string">
            <text:p>Floren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gali VALIORGUE</text:p>
          </table:table-cell>
          <table:table-cell office:value-type="string">
            <text:p>22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atrick DORVILLE</text:p>
          </table:table-cell>
          <table:table-cell office:value-type="string">
            <text:p>1er 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ionel Duthil</text:p>
          </table:table-cell>
          <table:table-cell office:value-type="string">
            <text:p>1er 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grid Galbert</text:p>
          </table:table-cell>
          <table:table-cell office:value-type="string">
            <text:p>1er 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udié</text:p>
          </table:table-cell>
          <table:table-cell office:value-type="string">
            <text:p>Flo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aptiste Rousseau</text:p>
          </table:table-cell>
          <table:table-cell office:value-type="string">
            <text:p>22 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énédicte Brait</text:p>
          </table:table-cell>
          <table:table-cell office:value-type="string">
            <text:p>1er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Lamouroux</text:p>
          </table:table-cell>
          <table:table-cell office:value-type="string">
            <text:p>16 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enis Sirdey</text:p>
          </table:table-cell>
          <table:table-cell office:value-type="string">
            <text:p>1er juillet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Hillmeyer</text:p>
          </table:table-cell>
          <table:table-cell office:value-type="string">
            <text:p>Franci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Martine Dsiurd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athe Hillmeyer</text:p>
          </table:table-cell>
          <table:table-cell table:number-columns-repeated="2" office:value-type="string">
            <text:p>?</text:p>
          </table:table-cell>
          <table:table-cell office:value-type="string">
            <text:p>Petite-fille</text:p>
          </table:table-cell>
          <table:table-cell/>
          <table:table-cell office:value-type="string">
            <text:p>Catherine Hust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Vercamer</text:p>
          </table:table-cell>
          <table:table-cell office:value-type="string">
            <text:p>Franci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Eric Delben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entine Vercamer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Sabine Nouque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nie Tiberghie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ilard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édéric Duché</text:p>
          </table:table-cell>
          <table:table-cell office:value-type="string">
            <text:p>septembre 2002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Etienne COUQUEBERG</text:p>
          </table:table-cell>
          <table:table-cell office:value-type="string">
            <text:p>septembre 2010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Alexandre Huau-Armani</text:p>
          </table:table-cell>
          <table:table-cell office:value-type="string">
            <text:p>août 2015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lin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Janique Marli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érard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Sébastien Couvr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Reynier</text:p>
          </table:table-cell>
          <table:table-cell office:value-type="string">
            <text:p>Franck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Anne-Laure Ponç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ce Taill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Lanfr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Bel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iester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omas Vel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Per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thieu Bru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ndré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Delphine ROLLAND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ain Le Moal</text:p>
          </table:table-cell>
          <table:table-cell office:value-type="string">
            <text:p>1er juillet 2012</text:p>
          </table:table-cell>
          <table:table-cell office:value-type="string">
            <text:p>Circonscription (40%)</text:p>
          </table:table-cell>
          <table:table-cell office:value-type="string">
            <text:p>Non</text:p>
          </table:table-cell>
          <table:table-cell/>
          <table:table-cell office:value-type="string">
            <text:p>Julien Cahu</text:p>
          </table:table-cell>
          <table:table-cell office:value-type="string">
            <text:p>1er juin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sensi</text:p>
          </table:table-cell>
          <table:table-cell office:value-type="string">
            <text:p>François</text:p>
          </table:table-cell>
          <table:table-cell office:value-type="string">
            <text:p>Forces de Gauche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Aline Pineau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is Mazade</text:p>
          </table:table-cell>
          <table:table-cell office:value-type="string">
            <text:p>nov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lexandre Tange</text:p>
          </table:table-cell>
          <table:table-cell office:value-type="string">
            <text:p>janv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rnut-Gentille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ierry Perard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tienne Marasi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30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Mazières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abienne Vittot</text:p>
          </table:table-cell>
          <table:table-cell office:value-type="string">
            <text:p>mai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urélie Hampel</text:p>
          </table:table-cell>
          <table:table-cell office:value-type="string">
            <text:p>janvier 201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Rugy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Falourd-Le Déan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ne-Marie Labbé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cile Bi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avid Gréau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aphaëlle Ndaw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ibault Leclerc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urielle Isabelle Le Bacco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Halima Menhoudj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illon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Faguer</text:p>
          </table:table-cell>
          <table:table-cell table:number-columns-repeated="3" office:value-type="string">
            <text:p>?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my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Lom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avien Kai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ylan Fin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oncle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Nathalie Bellevin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maïl Chibane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Aubé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yril Buffet</text:p>
          </table:table-cell>
          <table:table-cell office:value-type="string">
            <text:p>juin 2009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upponi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trick Mign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Taravel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laude Chab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Panzan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chebloine</text:p>
          </table:table-cell>
          <table:table-cell office:value-type="string">
            <text:p>François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Emmanuel Mandon</text:p>
          </table:table-cell>
          <table:table-cell office:value-type="string">
            <text:p>13 juin 1988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Danielle Le Calvez</text:p>
          </table:table-cell>
          <table:table-cell office:value-type="string">
            <text:p>27 juin 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Thérèse Giry</text:p>
          </table:table-cell>
          <table:table-cell office:value-type="string">
            <text:p>1er septembre 200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nès Tuffery</text:p>
          </table:table-cell>
          <table:table-cell office:value-type="string">
            <text:p>1er janvier 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Trojanowski</text:p>
          </table:table-cell>
          <table:table-cell office:value-type="string">
            <text:p>1er octo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cellier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ançoise Deleuil</text:p>
          </table:table-cell>
          <table:table-cell office:value-type="float" office:value="2002">
            <text:p>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hristophe Durand</text:p>
          </table:table-cell>
          <table:table-cell office:value-type="string">
            <text:p>?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Julien Scellier</text:p>
          </table:table-cell>
          <table:table-cell office:value-type="float" office:value="2002">
            <text:p>2002</text:p>
          </table:table-cell>
          <table:table-cell office:value-type="string">
            <text:p>Circonscription (temps partiel)</text:p>
          </table:table-cell>
          <table:table-cell office:value-type="string">
            <text:p>Fils</text:p>
          </table:table-cell>
          <table:table-cell/>
          <table:table-cell office:value-type="string">
            <text:p>Etiennette Le Bech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Vannson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 Clau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n Vanderschae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Humblo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mbert</text:p>
          </table:table-cell>
          <table:table-cell office:value-type="string">
            <text:p>François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arjorie Hagobian-Mazille</text:p>
          </table:table-cell>
          <table:table-cell table:number-columns-repeated="2" office:value-type="string">
            <text:p>?</text:p>
          </table:table-cell>
          <table:table-cell office:value-type="string">
            <text:p>Femme</text:p>
          </table:table-cell>
          <table:table-cell/>
          <table:table-cell office:value-type="string">
            <text:p>Francois-Xavier Ro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<text:tab/>Decou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illain</text:p>
          </table:table-cell>
          <table:table-cell office:value-type="string">
            <text:p>François-Xavier</text:p>
          </table:table-cell>
          <table:table-cell table:number-columns-repeated="2"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Lysiane Cach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oît Dro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-Charles Villain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escamps-Crosnier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oris Venon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Driss Jawad</text:p>
          </table:table-cell>
          <table:table-cell office:value-type="string">
            <text:p>févr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indy Veillard</text:p>
          </table:table-cell>
          <table:table-cell office:value-type="string">
            <text:p>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bois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hierry Edou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Gar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na Poir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mas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Olivier Lan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ukaïna Ben Jaafa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aud Lero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m Rousse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uégot</text:p>
          </table:table-cell>
          <table:table-cell office:value-type="string">
            <text:p>François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tine Cha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Laplace-Fiq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Lapla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ivi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Imbert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COSTEROSTE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elle SERAFIN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el POUVILLON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Epoux</text:p>
          </table:table-cell>
          <table:table-cell/>
          <table:table-cell office:value-type="string">
            <text:p>Sébastien ZANATO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rbier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rixie Meys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Bai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le Cuccuredd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line Cont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uvillier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L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Pic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stien Margueri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febvre</text:p>
          </table:table-cell>
          <table:table-cell office:value-type="string">
            <text:p>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Valérie Lefebv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Fabrice 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Lef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Bardes Sao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ny Lopez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Reiss</text:p>
          </table:table-cell>
          <table:table-cell office:value-type="string">
            <text:p>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ian Klipf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ot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Pa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Louise Gou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Hoffma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Riccio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ig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erie Rouveir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Ramo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Hard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ssat</text:p>
          </table:table-cell>
          <table:table-cell office:value-type="string">
            <text:p>Frédér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Merc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nce Tavern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érèse Chabanel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erville</text:p>
          </table:table-cell>
          <table:table-cell office:value-type="string">
            <text:p>Gabriel</text:p>
          </table:table-cell>
          <table:table-cell office:value-type="string">
            <text:p>Parti socialiste guyan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Thibault Lechat-Veg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Pie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Portho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ouis-Carabin</text:p>
          </table:table-cell>
          <table:table-cell office:value-type="string">
            <text:p>Gabrie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e Marc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regory Manico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Ragu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arroux</text:p>
          </table:table-cell>
          <table:table-cell office:value-type="string">
            <text:p>Gaby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Fatima Bélaïdi</text:p>
          </table:table-cell>
          <table:table-cell office:value-type="string">
            <text:p>juin 2012</text:p>
          </table:table-cell>
          <table:table-cell office:value-type="string">
            <text:p>Assemblée (disposition groupe GDR pour commission des lois)</text:p>
          </table:table-cell>
          <table:table-cell office:value-type="string">
            <text:p>Non</text:p>
          </table:table-cell>
          <table:table-cell/>
          <table:table-cell office:value-type="string">
            <text:p>Gérard Frau</text:p>
          </table:table-cell>
          <table:table-cell office:value-type="string">
            <text:p>Août 2012 (mi-temps)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Nathalie Lefebvre</text:p>
          </table:table-cell>
          <table:table-cell office:value-type="string">
            <text:p>Septembre 2015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la Barreda-Lopez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ioraso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ussouf Souma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Pon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stien Gib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bna Bouhriz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aillard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c-William Mill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Per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Mo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osselin-Fleury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Alain Gosselin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Sophie Led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xane Baux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vy</text:p>
          </table:table-cell>
          <table:table-cell office:value-type="string">
            <text:p>Genevièv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Philippe Pecastaing</text:p>
          </table:table-cell>
          <table:table-cell office:value-type="string">
            <text:p>1/11/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 Boillot-Le Goffic</text:p>
          </table:table-cell>
          <table:table-cell office:value-type="string">
            <text:p>01/04/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line Octave-Coulongeat</text:p>
          </table:table-cell>
          <table:table-cell office:value-type="string">
            <text:p>01/08/2007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au-Langevin</text:p>
          </table:table-cell>
          <table:table-cell office:value-type="string">
            <text:p>Geo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manuel Provin</text:p>
          </table:table-cell>
          <table:table-cell office:value-type="string">
            <text:p>octo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gaux Wagner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Frédéric Bourdeau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enech</text:p>
          </table:table-cell>
          <table:table-cell office:value-type="string">
            <text:p>Georg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 Lad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Gentaz-Bambin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Go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baud Vincend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ivier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inesta</text:p>
          </table:table-cell>
          <table:table-cell office:value-type="string">
            <text:p>Georg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deleine Ginesta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ichèle Hattenber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uthier Will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oubeuf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Bapt</text:p>
          </table:table-cell>
          <table:table-cell office:value-type="string">
            <text:p>Gér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Luc Fontali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e Cap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e Touff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Vazei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rasse</text:p>
          </table:table-cell>
          <table:table-cell office:value-type="string">
            <text:p>Gérard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Christophe Pommer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F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Gi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uri Vig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erpion</text:p>
          </table:table-cell>
          <table:table-cell office:value-type="string">
            <text:p>Gér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enuel</text:p>
          </table:table-cell>
          <table:table-cell office:value-type="string">
            <text:p>Gér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Hélène Subt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Sarto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Ro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Rouss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ebaoun</text:p>
          </table:table-cell>
          <table:table-cell office:value-type="string">
            <text:p>Gér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icolas Tche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Raisseguier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eiro</text:p>
          </table:table-cell>
          <table:table-cell office:value-type="string">
            <text:p>Germin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raziella Caron</text:p>
          </table:table-cell>
          <table:table-cell office:value-type="string">
            <text:p>juin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lia Peiro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Laurent Georges</text:p>
          </table:table-cell>
          <table:table-cell office:value-type="float" office:value="2005">
            <text:p>200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enjamin DELRIEUX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ollard</text:p>
          </table:table-cell>
          <table:table-cell office:value-type="string">
            <text:p>Gilbert</text:p>
          </table:table-cell>
          <table:table-cell office:value-type="string">
            <text:p>Front national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Anne-Marie Autard-Colard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ean-Richard Sulz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Le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Cordess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Le Bris</text:p>
          </table:table-cell>
          <table:table-cell office:value-type="string">
            <text:p>Gil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arc Le Bris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Gaël Le M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nthia Dani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auvan</text:p>
          </table:table-cell>
          <table:table-cell office:value-type="string">
            <text:p>Gil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tine Barberousse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oan Carbuccia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lika Dermou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Hobert</text:p>
          </table:table-cell>
          <table:table-cell office:value-type="string">
            <text:p>Gilda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Anthony Leclerc</text:p>
          </table:table-cell>
          <table:table-cell office:value-type="string">
            <text:p>octo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astien Brusaferro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onique Bass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urdouleix</text:p>
          </table:table-cell>
          <table:table-cell office:value-type="string">
            <text:p>Gilles</text:p>
          </table:table-cell>
          <table:table-cell office:value-type="string">
            <text:p>Association PSLE - Nouveau Centr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Thierry Abraha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Abraha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Guillemot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cha Cast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rrez</text:p>
          </table:table-cell>
          <table:table-cell office:value-type="string">
            <text:p>Gil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ine Lejeu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Lefèv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Boha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urton</text:p>
          </table:table-cell>
          <table:table-cell office:value-type="string">
            <text:p>Gil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ian Avr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jemila Al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Broun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Jossé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vary</text:p>
          </table:table-cell>
          <table:table-cell office:value-type="string">
            <text:p>Gill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anny Baccialone-Forest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Gaëtan Rouchet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José Vautrin</text:p>
          </table:table-cell>
          <table:table-cell office:value-type="string">
            <text:p>20 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dré Grèze</text:p>
          </table:table-cell>
          <table:table-cell office:value-type="string">
            <text:p>20 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iémouret</text:p>
          </table:table-cell>
          <table:table-cell office:value-type="string">
            <text:p>Gis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alérie Lacabanne</text:p>
          </table:table-cell>
          <table:table-cell office:value-type="float" office:value="2007">
            <text:p>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écilia Sanchez Lansade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dric Balech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Huet</text:p>
          </table:table-cell>
          <table:table-cell office:value-type="string">
            <text:p>Guénhaë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armen Huet</text:p>
          </table:table-cell>
          <table:table-cell office:value-type="string">
            <text:p>janvier 2016</text:p>
          </table:table-cell>
          <table:table-cell office:value-type="string">
            <text:p>?</text:p>
          </table:table-cell>
          <table:table-cell office:value-type="string">
            <text:p>Belle-fille</text:p>
          </table:table-cell>
          <table:table-cell/>
          <table:table-cell office:value-type="string">
            <text:p>Jacques Gromellon</text:p>
          </table:table-cell>
          <table:table-cell table:number-columns-repeated="3" office:value-type="string">
            <text:p>?</text:p>
          </table:table-cell>
          <table:table-cell office:value-type="string">
            <text:p>Non</text:p>
          </table:table-cell>
          <table:table-cell office:value-type="string">
            <text:p>Dominique Gilbe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Elodie Trembley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hristiane Bazire-Sebir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Antoine Delaunay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Bachelay</text:p>
          </table:table-cell>
          <table:table-cell office:value-type="string">
            <text:p>Guillaum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Nicolas GOARANT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lise Lebaudy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hann Laine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evrollier</text:p>
          </table:table-cell>
          <table:table-cell office:value-type="string">
            <text:p>Guillau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Laure De Tho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Desgrou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Gue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Joll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arot</text:p>
          </table:table-cell>
          <table:table-cell office:value-type="string">
            <text:p>Guillaum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achel Méhaignerie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Cousine</text:p>
          </table:table-cell>
          <table:table-cell/>
          <table:table-cell office:value-type="string">
            <text:p>Pascale Cupif</text:p>
          </table:table-cell>
          <table:table-cell office:value-type="string">
            <text:p>mars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imon Foucault</text:p>
          </table:table-cell>
          <table:table-cell office:value-type="string">
            <text:p>janvier 201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Larrivé</text:p>
          </table:table-cell>
          <table:table-cell office:value-type="string">
            <text:p>Guillau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èle Bourhis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Elis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Pires Coelh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gis Bou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d'Astorg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illia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imothée Laroch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Ca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minique Jonq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Costé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mbefo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 José Chassi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ntal Chapovaloff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Aurambout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mandine Simon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lérie Dupuis</text:p>
          </table:table-cell>
          <table:table-cell office:value-type="string">
            <text:p>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lcou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édérique MASSON</text:p>
          </table:table-cell>
          <table:table-cell office:value-type="float" office:value="2008">
            <text:p>2008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Fatiha CHENIAL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dira CHARBENAGA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ançoise CAUVI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eoffroy</text:p>
          </table:table-cell>
          <table:table-cell office:value-type="string">
            <text:p>Gu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aetitia Gué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Geoffroy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Virginie Gom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eissier</text:p>
          </table:table-cell>
          <table:table-cell office:value-type="string">
            <text:p>Gu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onel Royer-Perreau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Nicolas Ghilar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e Fare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vine Bénard-Bienven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Lachau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uveau</text:p>
          </table:table-cell>
          <table:table-cell office:value-type="string">
            <text:p>Guy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aurent Georg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Cozic-Guillau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dovic Lantra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ouillard</text:p>
          </table:table-cell>
          <table:table-cell office:value-type="string">
            <text:p>Gwend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 Derrian Chatard</text:p>
          </table:table-cell>
          <table:table-cell office:value-type="string">
            <text:p>juin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rginie Larrald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Morgane Le Maréchal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Emmanuelli</text:p>
          </table:table-cell>
          <table:table-cell office:value-type="string">
            <text:p>Henr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tine Gend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Escobar Ari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Clave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berto Rom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Land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verine Dangoumau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uaino</text:p>
          </table:table-cell>
          <table:table-cell office:value-type="string">
            <text:p>Henri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iane Miche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ael Vinc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Goul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Jibrayel</text:p>
          </table:table-cell>
          <table:table-cell office:value-type="string">
            <text:p>Henr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ébastien Jibrayel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Kamel Tachougaf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abeth Giacomon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éron</text:p>
          </table:table-cell>
          <table:table-cell office:value-type="string">
            <text:p>Herv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Melchio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Lam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sselin Le Gac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aymard</text:p>
          </table:table-cell>
          <table:table-cell office:value-type="string">
            <text:p>Herv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andrine Poig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Roll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ortense Lemé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Petra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Mailly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iton</text:p>
          </table:table-cell>
          <table:table-cell office:value-type="string">
            <text:p>Herv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k Pallu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Pegu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Vat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errine Hodencq-Sabard-Langl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ellois</text:p>
          </table:table-cell>
          <table:table-cell office:value-type="string">
            <text:p>Herv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organe Le Roux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Hugo Lamour</text:p>
          </table:table-cell>
          <table:table-cell office:value-type="string">
            <text:p>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ourage</text:p>
          </table:table-cell>
          <table:table-cell office:value-type="string">
            <text:p>Hug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ierre-Hugues Fourage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Laurence Poul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 Laf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yriam Souam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ello</text:p>
          </table:table-cell>
          <table:table-cell office:value-type="string">
            <text:p>Huguette</text:p>
          </table:table-cell>
          <table:table-cell office:value-type="string">
            <text:p>Pour la Réunion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Sonia Chane Ku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Dor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lly Seraph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boubacar</text:p>
          </table:table-cell>
          <table:table-cell office:value-type="string">
            <text:p>Ibrahi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irdine Ousse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ihibou Hama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éva Dargaud-Tarqu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ttard</text:p>
          </table:table-cell>
          <table:table-cell office:value-type="string">
            <text:p>Isabel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Sarah Albert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édric Toutain</text:p>
          </table:table-cell>
          <table:table-cell office:value-type="string">
            <text:p>1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Julien Fremond</text:p>
          </table:table-cell>
          <table:table-cell office:value-type="string">
            <text:p>22 août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runeau</text:p>
          </table:table-cell>
          <table:table-cell office:value-type="string">
            <text:p>Isabe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hierry Besn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élanie Chapuis</text:p>
          </table:table-cell>
          <table:table-cell office:value-type="string">
            <text:p>?</text:p>
          </table:table-cell>
          <table:table-cell office:value-type="string">
            <text:p>Circonscription (30 %)</text:p>
          </table:table-cell>
          <table:table-cell office:value-type="string">
            <text:p>Non</text:p>
          </table:table-cell>
          <table:table-cell/>
          <table:table-cell office:value-type="string">
            <text:p>Eric Hervouet</text:p>
          </table:table-cell>
          <table:table-cell office:value-type="string">
            <text:p>?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Callennec</text:p>
          </table:table-cell>
          <table:table-cell office:value-type="string">
            <text:p>Isabel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Bastien Regnier</text:p>
          </table:table-cell>
          <table:table-cell office:value-type="string">
            <text:p>avril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Rou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ine Coudrais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raysse</text:p>
          </table:table-cell>
          <table:table-cell office:value-type="string">
            <text:p>Jacqueline</text:p>
          </table:table-cell>
          <table:table-cell office:value-type="string">
            <text:p>Forces de Gauche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Gabriel Silberste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Konar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quet</text:p>
          </table:table-cell>
          <table:table-cell office:value-type="string">
            <text:p>Jacquel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rothée Co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 Lemai-Ducrocq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Oliv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Demandrill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mpard</text:p>
          </table:table-cell>
          <table:table-cell office:value-type="string">
            <text:p>Jacques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Guillaume Bompar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Yann Bompar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Charles de Mey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Cresta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Claire Cerv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Rosel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Haffe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llerie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Igor Char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lvina Maj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gélique Gadonn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ossowski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ierre-Henri Fourgo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Ba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Tolokonnikoff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rabal</text:p>
          </table:table-cell>
          <table:table-cell office:value-type="string">
            <text:p>Jacques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Arnaud Battef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salie Bec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mblin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tine Lamblin</text:p>
          </table:table-cell>
          <table:table-cell office:value-type="string">
            <text:p>1er janvier 2013</text:p>
          </table:table-cell>
          <table:table-cell office:value-type="string">
            <text:p>Circonscription (temps partiel)</text:p>
          </table:table-cell>
          <table:table-cell office:value-type="string">
            <text:p>Epouse</text:p>
          </table:table-cell>
          <table:table-cell/>
          <table:table-cell office:value-type="string">
            <text:p>Bernard Genay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Andre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Wanda Weismeyer</text:p>
          </table:table-cell>
          <table:table-cell office:value-type="string">
            <text:p>?</text:p>
          </table:table-cell>
          <table:table-cell office:value-type="string">
            <text:p>Assemblée (30h/semaine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Myard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dile Rey-Coqu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Gollnhof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Benham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élissard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 Pierre Sag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Calleb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rille Jacques Léon Br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Vincen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alax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Roig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Ramond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Vanderchmitt</text:p>
          </table:table-cell>
          <table:table-cell office:value-type="string">
            <text:p>juillet 2012</text:p>
          </table:table-cell>
          <table:table-cell office:value-type="string">
            <text:p>Assemblée (mi-temps)</text:p>
          </table:table-cell>
          <table:table-cell office:value-type="string">
            <text:p>Non</text:p>
          </table:table-cell>
          <table:table-cell/>
          <table:table-cell office:value-type="string">
            <text:p>Jeanne Valax</text:p>
          </table:table-cell>
          <table:table-cell office:value-type="string">
            <text:p>septembre 2016</text:p>
          </table:table-cell>
          <table:table-cell office:value-type="string">
            <text:p>Assemblée (30h/semaine)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énisti</text:p>
          </table:table-cell>
          <table:table-cell office:value-type="string">
            <text:p>Jacques 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Christine Benist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Peggy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Beaureg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Moucho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lavany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téphanie Mi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Ra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Pailhar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velyne Gliozz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rellier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lie Geairon-Toussaint</text:p>
          </table:table-cell>
          <table:table-cell office:value-type="string">
            <text:p>août 200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e-Emmanuel Dessevres</text:p>
          </table:table-cell>
          <table:table-cell office:value-type="string">
            <text:p>avril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e Canteau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ssalle</text:p>
          </table:table-cell>
          <table:table-cell office:value-type="string">
            <text:p>Jean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Julie Geairon-Toussai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Cant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Emmanuel Dessèvr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unay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téphane Verdier</text:p>
          </table:table-cell>
          <table:table-cell office:value-type="string">
            <text:p>1er novembre 200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igitte Escapoulade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</text:p>
          </table:table-cell>
          <table:table-cell office:value-type="string">
            <text:p>Femme</text:p>
          </table:table-cell>
          <table:table-cell/>
          <table:table-cell office:value-type="string">
            <text:p>Marie Molina</text:p>
          </table:table-cell>
          <table:table-cell office:value-type="string">
            <text:p>1er octobre 2016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onetti</text:p>
          </table:table-cell>
          <table:table-cell office:value-type="string">
            <text:p>Je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Xavier Taquillain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uline Lopez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lorence Angelli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lody</text:p>
          </table:table-cell>
          <table:table-cell office:value-type="string">
            <text:p>Jean 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uline Lop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Ange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Xavier Taquilla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Taugourdeau</text:p>
          </table:table-cell>
          <table:table-cell office:value-type="string">
            <text:p>Jean-Char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nièle No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aure B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Chasse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mbadélis</text:p>
          </table:table-cell>
          <table:table-cell office:value-type="string">
            <text:p>Jean-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Karine Gautreau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alima Jem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ca Masson</text:p>
          </table:table-cell>
          <table:table-cell office:value-type="float" office:value="2012">
            <text:p>2012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ariam Souma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Diarra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romantin</text:p>
          </table:table-cell>
          <table:table-cell office:value-type="string">
            <text:p>Jean-Christophe</text:p>
          </table:table-cell>
          <table:table-cell office:value-type="string">
            <text:p>Association PSLE - Nouveau Centr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ugustin Chaz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tine Den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me Sevaist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Massis-Desmares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garde</text:p>
          </table:table-cell>
          <table:table-cell office:value-type="string">
            <text:p>Jean-Christophe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Guerin</text:p>
          </table:table-cell>
          <table:table-cell office:value-type="float" office:value="2002">
            <text:p>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Chevalier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urélie Herz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omain Champel</text:p>
          </table:table-cell>
          <table:table-cell office:value-type="float" office:value="2014">
            <text:p>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uchet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ébastien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nia Gorj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'Hérouville-Le Tann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Lauverj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uisine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Hao Tran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Nicole Lejeune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Benoit</text:p>
          </table:table-cell>
          <table:table-cell office:value-type="string">
            <text:p>octo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udovic Balzeau</text:p>
          </table:table-cell>
          <table:table-cell office:value-type="string">
            <text:p>janv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ruteau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élik Fourcade</text:p>
          </table:table-cell>
          <table:table-cell office:value-type="string">
            <text:p>1er janvier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uibal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Maldzinsk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Guidicelli Cabes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brice Cost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this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lgorzata Mathis-Mazurczak</text:p>
          </table:table-cell>
          <table:table-cell office:value-type="string">
            <text:p>avant 2007</text:p>
          </table:table-cell>
          <table:table-cell office:value-type="string">
            <text:p>Assemblée (temps partiel)</text:p>
          </table:table-cell>
          <table:table-cell office:value-type="string">
            <text:p>Belle-fille</text:p>
          </table:table-cell>
          <table:table-cell/>
          <table:table-cell office:value-type="string">
            <text:p>Anne Leboulanger-Mathis</text:p>
          </table:table-cell>
          <table:table-cell office:value-type="float" office:value="2002">
            <text:p>2002</text:p>
          </table:table-cell>
          <table:table-cell office:value-type="string">
            <text:p>Paris</text:p>
          </table:table-cell>
          <table:table-cell office:value-type="string">
            <text:p>Fille</text:p>
          </table:table-cell>
          <table:table-cell/>
          <table:table-cell office:value-type="string">
            <text:p>Jean-Charles Marasse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Mignon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etty Dujard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Creuseveau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erez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scale FALCOU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anne Billard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n Senegas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Baillauques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iot</text:p>
          </table:table-cell>
          <table:table-cell office:value-type="string">
            <text:p>Jean-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ierre Olivier Salles</text:p>
          </table:table-cell>
          <table:table-cell office:value-type="string">
            <text:p>aoû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anina Jouffret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nny Cartoux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opé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Nadia Copé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rah Bay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de Feydeau de Saint-Christoph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Lamour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atherine Ch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phée Roche-Noël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ncel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rigitte Mancel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atherine Bri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Poisson</text:p>
          </table:table-cell>
          <table:table-cell office:value-type="string">
            <text:p>Jean-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exia Milléqu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Levavass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-Henri Jam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ridey</text:p>
          </table:table-cell>
          <table:table-cell office:value-type="string">
            <text:p>Jean-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oline Viéville</text:p>
          </table:table-cell>
          <table:table-cell office:value-type="string">
            <text:p>1 janv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enoît Onambele</text:p>
          </table:table-cell>
          <table:table-cell office:value-type="string">
            <text:p>1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lorian Humez</text:p>
          </table:table-cell>
          <table:table-cell office:value-type="string">
            <text:p>1 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ndelier</text:p>
          </table:table-cell>
          <table:table-cell office:value-type="string">
            <text:p>Jean-Jacques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Véronique Bo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eggy Marec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Vandekerckhov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Weinma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harles Schmid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ttel</text:p>
          </table:table-cell>
          <table:table-cell office:value-type="string">
            <text:p>Jean-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dith Cottel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édric Pruvos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Flah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dric Delmott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uillet</text:p>
          </table:table-cell>
          <table:table-cell office:value-type="string">
            <text:p>Jean-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aurence Peti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Roselyne Imbe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Gilles Garrigu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erge Russo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ricout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ais Pa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u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ira Benhamid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rist</text:p>
          </table:table-cell>
          <table:table-cell office:value-type="string">
            <text:p>Jean-Lou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andrine Le-Vour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Agnès Lie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Girszon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Mign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stes</text:p>
          </table:table-cell>
          <table:table-cell office:value-type="string">
            <text:p>Jean-Lou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Rosalie Gingli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 Wauth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Web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Dryl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stans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 Rang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Milo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ra Pailharey</text:p>
          </table:table-cell>
          <table:table-cell office:value-type="string">
            <text:p>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velyne Gliozzo</text:p>
          </table:table-cell>
          <table:table-cell office:value-type="string">
            <text:p>juin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mont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andra Merc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gélique So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rothée Balosso-Brunel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Boccar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agnaire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allien Gagnaire</text:p>
          </table:table-cell>
          <table:table-cell office:value-type="string">
            <text:p>?</text:p>
          </table:table-cell>
          <table:table-cell office:value-type="string">
            <text:p>Circonscription (4j par semaine)</text:p>
          </table:table-cell>
          <table:table-cell office:value-type="string">
            <text:p>Fils</text:p>
          </table:table-cell>
          <table:table-cell/>
          <table:table-cell office:value-type="string">
            <text:p>Jean Michel Mis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nès Tixi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Le Roy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oumégas</text:p>
          </table:table-cell>
          <table:table-cell office:value-type="string">
            <text:p>Jean-Louis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Jérémie Iordanoff</text:p>
          </table:table-cell>
          <table:table-cell office:value-type="string">
            <text:p>juin 2012</text:p>
          </table:table-cell>
          <table:table-cell office:value-type="string">
            <text:p>Circonscription </text:p>
          </table:table-cell>
          <table:table-cell office:value-type="string">
            <text:p>Non</text:p>
          </table:table-cell>
          <table:table-cell/>
          <table:table-cell office:value-type="string">
            <text:p>Sabine Schliwanski</text:p>
          </table:table-cell>
          <table:table-cell office:value-type="float" office:value="2012">
            <text:p>2012</text:p>
          </table:table-cell>
          <table:table-cell office:value-type="string">
            <text:p>Paris</text:p>
          </table:table-cell>
          <table:table-cell office:value-type="string">
            <text:p>Non</text:p>
          </table:table-cell>
          <table:table-cell/>
          <table:table-cell office:value-type="string">
            <text:p>Monique Chaibi</text:p>
          </table:table-cell>
          <table:table-cell office:value-type="float" office:value="2012">
            <text:p>2012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Malina Roumegas</text:p>
          </table:table-cell>
          <table:table-cell office:value-type="string">
            <text:p>septembre2016</text:p>
          </table:table-cell>
          <table:table-cell office:value-type="string">
            <text:p>Circonscription (mi-temps)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ouraine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ylvie Tomassin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rah Pe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cha Verpil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ober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leunven</text:p>
          </table:table-cell>
          <table:table-cell office:value-type="string">
            <text:p>Jean-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ela KLOAREG</text:p>
          </table:table-cell>
          <table:table-cell office:value-type="string">
            <text:p>17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viane Boulc'h</text:p>
          </table:table-cell>
          <table:table-cell office:value-type="string">
            <text:p>1er 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n Meffre</text:p>
          </table:table-cell>
          <table:table-cell office:value-type="string">
            <text:p>1er 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urent</text:p>
          </table:table-cell>
          <table:table-cell office:value-type="string">
            <text:p>Jean-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David Dupré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tika El Bourimi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rthur Blanchon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eitzer</text:p>
          </table:table-cell>
          <table:table-cell office:value-type="string">
            <text:p>Jean-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arles-Emmanuel Reitzer</text:p>
          </table:table-cell>
          <table:table-cell office:value-type="string">
            <text:p>Janvier 2016 (précédemment de janvier 2013 à septembre 2015)</text:p>
          </table:table-cell>
          <table:table-cell office:value-type="string">
            <text:p>Circonscription + Assemblée</text:p>
          </table:table-cell>
          <table:table-cell office:value-type="string">
            <text:p>Fils</text:p>
          </table:table-cell>
          <table:table-cell/>
          <table:table-cell office:value-type="string">
            <text:p>Christiane Muller</text:p>
          </table:table-cell>
          <table:table-cell office:value-type="string">
            <text:p>février 200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Alexandra GUTZWILLER</text:p>
          </table:table-cell>
          <table:table-cell office:value-type="string">
            <text:p>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èle Reitzer née Berger</text:p>
          </table:table-cell>
          <table:table-cell office:value-type="string">
            <text:p>février 2013</text:p>
          </table:table-cell>
          <table:table-cell office:value-type="string">
            <text:p>Circonscription (10h)</text:p>
          </table:table-cell>
          <table:table-cell office:value-type="string">
            <text:p>Femm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Warsmann</text:p>
          </table:table-cell>
          <table:table-cell office:value-type="string">
            <text:p>Jean-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onique DUJEANCOURT</text:p>
          </table:table-cell>
          <table:table-cell office:value-type="string">
            <text:p>16/6/199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nne PREMAT épouse DUMAY </text:p>
          </table:table-cell>
          <table:table-cell office:value-type="string">
            <text:p>16/6/1997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Christine NOIRET épouse RICHET </text:p>
          </table:table-cell>
          <table:table-cell office:value-type="string">
            <text:p>2 novembre 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FOURIL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NEYRENEUF épouse THIBIERGE</text:p>
          </table:table-cell>
          <table:table-cell office:value-type="string">
            <text:p>2007-2012 puis depuis le 31 août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ournel</text:p>
          </table:table-cell>
          <table:table-cell office:value-type="string">
            <text:p>Jean-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e Frul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Lecom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Terz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ermain</text:p>
          </table:table-cell>
          <table:table-cell office:value-type="string">
            <text:p>Jean-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uillaume MARBOTTE</text:p>
          </table:table-cell>
          <table:table-cell office:value-type="string">
            <text:p>17 novem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rash SAEIDI AKBARZADEH</text:p>
          </table:table-cell>
          <table:table-cell office:value-type="string">
            <text:p>1er janvier 2016 (jusqu'au 16 février 2017)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effara</text:p>
          </table:table-cell>
          <table:table-cell office:value-type="string">
            <text:p>Jean-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ane Bonva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divine Antig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baud Deshai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Broch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ermier</text:p>
          </table:table-cell>
          <table:table-cell office:value-type="string">
            <text:p>Jean-Ma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Nathalie Jea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Sermier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Laurent Bourguign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line Geis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étart</text:p>
          </table:table-cell>
          <table:table-cell office:value-type="string">
            <text:p>Jean-Ma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Danielle Davin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anie Baudin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Arthur Arl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Finou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Clément</text:p>
          </table:table-cell>
          <table:table-cell office:value-type="string">
            <text:p>Jean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antal Calendr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Papin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uve</text:p>
          </table:table-cell>
          <table:table-cell office:value-type="string">
            <text:p>Jean-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adia Amr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Gourge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Eve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Tavasci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illaumé</text:p>
          </table:table-cell>
          <table:table-cell office:value-type="string">
            <text:p>Jean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ade Gilles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dwige Em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elle Brouillard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rginie Bernard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yline Caravati</text:p>
          </table:table-cell>
          <table:table-cell office:value-type="string">
            <text:p>septembre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6"/>
          <table:table-cell office:value-type="string">
            <text:p>Maryline Caravati</text:p>
          </table:table-cell>
          <table:table-cell office:value-type="string">
            <text:p>septembre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rpentier</text:p>
          </table:table-cell>
          <table:table-cell office:value-type="string">
            <text:p>Jean-Noë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François Bechi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Mas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Poulet-Declercq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ille</text:p>
          </table:table-cell>
          <table:table-cell office:value-type="string">
            <text:p>Jean-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urielle BONNET-LANGAGNE</text:p>
          </table:table-cell>
          <table:table-cell office:value-type="string">
            <text:p>2007 (80 %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urélie DUNOUAU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ul DEGRUELLE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cquet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éatrice Angla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ne Espinas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tiana Blan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ola Cloué-Sol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anteguet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uy Leroy</text:p>
          </table:table-cell>
          <table:table-cell office:value-type="string">
            <text:p>novem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Boidin</text:p>
          </table:table-cell>
          <table:table-cell office:value-type="string">
            <text:p>novem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ison Paquett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guerite Culot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scale Rossler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table:number-columns-repeated="17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pré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gustin Na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uery-Waess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Con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uaiva</text:p>
          </table:table-cell>
          <table:table-cell office:value-type="string">
            <text:p>Jean-Paul</text:p>
          </table:table-cell>
          <table:table-cell table:number-columns-repeated="2"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Miluska Frogier</text:p>
          </table:table-cell>
          <table:table-cell table:number-columns-repeated="2" office:value-type="string">
            <text:p>?</text:p>
          </table:table-cell>
          <table:table-cell office:value-type="string">
            <text:p>Compagne</text:p>
          </table:table-cell>
          <table:table-cell/>
          <table:table-cell office:value-type="string">
            <text:p>Sylvie Bou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minia Marutaat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Nilor</text:p>
          </table:table-cell>
          <table:table-cell office:value-type="string">
            <text:p>Jean-Philippe</text:p>
          </table:table-cell>
          <table:table-cell office:value-type="string">
            <text:p>Mouvement Indépendantiste Martiniqu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Claudia Rav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Lérand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becca Roset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llossery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gélique Lefebv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briel Dum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die Defeve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rbie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érôme Charv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Si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Dessimon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lazy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ie Prad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ichard Goussi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Rüm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elson de Pessem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dric Haut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cool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Debr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oît Evera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Butt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nstance Vig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Sais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oo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Véronique Door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érôme Azcara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ck Pericouche-Chat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ufau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ole Denuault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rika Largurgue</text:p>
          </table:table-cell>
          <table:table-cell office:value-type="float" office:value="2001">
            <text:p>2001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Emmanuelle Munier</text:p>
          </table:table-cell>
          <table:table-cell office:value-type="float" office:value="2004">
            <text:p>2004</text:p>
          </table:table-cell>
          <table:table-cell office:value-type="string">
            <text:p>Paris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Stéphane Cahen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uno Janot</text:p>
          </table:table-cell>
          <table:table-cell office:value-type="float" office:value="2011">
            <text:p>2011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iran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tine Garnier</text:p>
          </table:table-cell>
          <table:table-cell office:value-type="string">
            <text:p>septembre 200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uthier Wilhem</text:p>
          </table:table-cell>
          <table:table-cell office:value-type="string">
            <text:p>juillet 199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enis Lieppe</text:p>
          </table:table-cell>
          <table:table-cell office:value-type="string">
            <text:p>octobre 2011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oland Atlan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rges</text:p>
          </table:table-cell>
          <table:table-cell office:value-type="string">
            <text:p>Jean-Pierre</text:p>
          </table:table-cell>
          <table:table-cell office:value-type="string">
            <text:p>Non rattaché(s)</text:p>
          </table:table-cell>
          <table:table-cell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Stella Gorge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thilde Gorge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Vincent Gouache</text:p>
          </table:table-cell>
          <table:table-cell table:number-columns-repeated="2" office:value-type="string">
            <text:p>?</text:p>
          </table:table-cell>
          <table:table-cell table:number-columns-repeated="27"/>
          <table:table-cell table:number-columns-repeated="2"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Le Roch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ionel Pi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Le Guellanf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vien Chauffaill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ggi</text:p>
          </table:table-cell>
          <table:table-cell office:value-type="string">
            <text:p>Jean-Pierr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Caroline Generosi-Herpin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grid Flé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hdi-Thibaut Affes</text:p>
          </table:table-cell>
          <table:table-cell office:value-type="string">
            <text:p>mai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igie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Andrée Mo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Rav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aïs Roussange-Chaill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rbara Treutena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sac</text:p>
          </table:table-cell>
          <table:table-cell office:value-type="string">
            <text:p>Jean-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Androi</text:p>
          </table:table-cell>
          <table:table-cell office:value-type="string">
            <text:p>1er septembre 2007</text:p>
          </table:table-cell>
          <table:table-cell office:value-type="string">
            <text:p>Circonscription (80%)</text:p>
          </table:table-cell>
          <table:table-cell office:value-type="string">
            <text:p>Non</text:p>
          </table:table-cell>
          <table:table-cell/>
          <table:table-cell office:value-type="string">
            <text:p>Gilles Pondard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 Paugam</text:p>
          </table:table-cell>
          <table:table-cell office:value-type="string">
            <text:p>1er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Yves Geffroy</text:p>
          </table:table-cell>
          <table:table-cell office:value-type="string">
            <text:p>1er septembre 2007</text:p>
          </table:table-cell>
          <table:table-cell office:value-type="string">
            <text:p>Circonscription (20 %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ialatte</text:p>
          </table:table-cell>
          <table:table-cell office:value-type="string">
            <text:p>Jean-Sébast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Gauthier Will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isse Descot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Vialatt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nnie Ricourt-Giobbi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Caullet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uriel Caullet-Vergè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Bruno Ville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eanne Labou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Bouillonnec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minique Barj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biba Amazza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Lericq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Déaut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éatrice Lopv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Creus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lyn Pi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Souvera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bié</text:p>
          </table:table-cell>
          <table:table-cell office:value-type="string">
            <text:p>Jeanin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Armelle Cizeron</text:p>
          </table:table-cell>
          <table:table-cell office:value-type="string">
            <text:p>10 févr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-Laure Pargala</text:p>
          </table:table-cell>
          <table:table-cell office:value-type="string">
            <text:p>19 janvier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Paulin</text:p>
          </table:table-cell>
          <table:table-cell office:value-type="string">
            <text:p>2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rtier</text:p>
          </table:table-cell>
          <table:table-cell office:value-type="string">
            <text:p>Jérô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ustine Ducharne Vujici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bah Aïss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Hab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mbert</text:p>
          </table:table-cell>
          <table:table-cell office:value-type="string">
            <text:p>Jérôme</text:p>
          </table:table-cell>
          <table:table-cell office:value-type="string">
            <text:p>Parti socialist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ources ouvertes</text:p>
          </table:table-cell>
          <table:table-cell office:value-type="string">
            <text:p>Hayet Lamber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éraldine Jérô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Bourdier</text:p>
          </table:table-cell>
          <table:table-cell office:value-type="string">
            <text:p>?</text:p>
          </table:table-cell>
          <table:table-cell office:value-type="string">
            <text:p>? </text:p>
          </table:table-cell>
          <table:table-cell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ueyo</text:p>
          </table:table-cell>
          <table:table-cell office:value-type="string">
            <text:p>Joaqui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ncent VAN DER LINDE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Thomas Le Biha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atherine Gallerand</text:p>
          </table:table-cell>
          <table:table-cell office:value-type="string">
            <text:p>?</text:p>
          </table:table-cell>
          <table:table-cell office:value-type="string">
            <text:p>? (20h par mois)</text:p>
          </table:table-cell>
          <table:table-cell office:value-type="string">
            <text:p>Non</text:p>
          </table:table-cell>
          <table:table-cell/>
          <table:table-cell office:value-type="string">
            <text:p>Chantal Jourdan</text:p>
          </table:table-cell>
          <table:table-cell office:value-type="string">
            <text:p>?</text:p>
          </table:table-cell>
          <table:table-cell office:value-type="string">
            <text:p>? (38h par mois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Patricia Gautier</text:p>
          </table:table-cell>
          <table:table-cell office:value-type="string">
            <text:p>?</text:p>
          </table:table-cell>
          <table:table-cell office:value-type="string">
            <text:p>? (29h par mois)</text:p>
          </table:table-cell>
          <table:table-cell office:value-type="string">
            <text:p>Non</text:p>
          </table:table-cell>
          <table:table-cell/>
          <table:table-cell office:value-type="string">
            <text:p>Guilin</text:p>
          </table:table-cell>
          <table:table-cell office:value-type="string">
            <text:p>?</text:p>
          </table:table-cell>
          <table:table-cell office:value-type="string">
            <text:p>? (21,67h par mois)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iraud</text:p>
          </table:table-cell>
          <table:table-cell office:value-type="string">
            <text:p>Joë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Claire Bouchet</text:p>
          </table:table-cell>
          <table:table-cell office:value-type="string">
            <text:p>septem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Lysiane Lacaud</text:p>
          </table:table-cell>
          <table:table-cell office:value-type="string">
            <text:p>septembre 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alérie Rossi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ly Soumare</text:p>
          </table:table-cell>
          <table:table-cell office:value-type="string">
            <text:p>Janvier 2005 (3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uillier</text:p>
          </table:table-cell>
          <table:table-cell office:value-type="string">
            <text:p>Joë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ain Thia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Hug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ouda Farh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Barruel-Bruss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ahuaitu</text:p>
          </table:table-cell>
          <table:table-cell office:value-type="string">
            <text:p>Jona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Eddy Apuarii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iana Oopa</text:p>
          </table:table-cell>
          <table:table-cell office:value-type="string">
            <text:p>juillet 2012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Emélie Pahuiri</text:p>
          </table:table-cell>
          <table:table-cell office:value-type="string">
            <text:p>juillet 2013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Pascale Haiti</text:p>
          </table:table-cell>
          <table:table-cell office:value-type="string">
            <text:p>octobre 2014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Ivana Tihoni-Tahuiaitu</text:p>
          </table:table-cell>
          <table:table-cell office:value-type="string">
            <text:p>de novembre 2013 à janvier 2014, puis depuis juin 2014</text:p>
          </table:table-cell>
          <table:table-cell office:value-type="string">
            <text:p>Circonscription (33%)</text:p>
          </table:table-cell>
          <table:table-cell office:value-type="string">
            <text:p>Belle-sœur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Pons</text:p>
          </table:table-cell>
          <table:table-cell office:value-type="string">
            <text:p>Joset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gali Ba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eli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indy Hoa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ommaruga</text:p>
          </table:table-cell>
          <table:table-cell office:value-type="string">
            <text:p>Ju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oris Res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n Lann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ène Jouangu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ubert</text:p>
          </table:table-cell>
          <table:table-cell office:value-type="string">
            <text:p>Jul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-Michel Caban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Lecaud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Rackelboom-No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bert Tranch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reille Richar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ive</text:p>
          </table:table-cell>
          <table:table-cell office:value-type="string">
            <text:p>Jul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Moreau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aptiste Piekacz</text:p>
          </table:table-cell>
          <table:table-cell office:value-type="string">
            <text:p>mars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alentine Serino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ntoine Lessard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ael N'Zonzi</text:p>
          </table:table-cell>
          <table:table-cell office:value-type="string">
            <text:p>déc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rif</text:p>
          </table:table-cell>
          <table:table-cell office:value-type="string">
            <text:p>Kad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ecile Bis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ierre Ang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 Ari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 Vigu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erger</text:p>
          </table:table-cell>
          <table:table-cell office:value-type="string">
            <text:p>Ka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ickaël Guit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chel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osé Allem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trand Legro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aniel</text:p>
          </table:table-cell>
          <table:table-cell office:value-type="string">
            <text:p>Ka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arlène Barb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gustin Lechat-B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A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in Dur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uziane-Laroussi</text:p>
          </table:table-cell>
          <table:table-cell office:value-type="string">
            <text:p>Kheir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Paup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Meil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Ra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esquida</text:p>
          </table:table-cell>
          <table:table-cell office:value-type="string">
            <text:p>Kléb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ie Couderc-Monero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e Virenque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yll Vignal (fille du député Patrick Vignal)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La Raudière</text:p>
          </table:table-cell>
          <table:table-cell office:value-type="string">
            <text:p>Lau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ubert de La Raudière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Virginie de Rain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Sophie Houdy-Den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Hallou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Abeille</text:p>
          </table:table-cell>
          <table:table-cell office:value-type="string">
            <text:p>Laurenc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Zoé Puype</text:p>
          </table:table-cell>
          <table:table-cell office:value-type="string">
            <text:p>1er 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ne Ibba</text:p>
          </table:table-cell>
          <table:table-cell office:value-type="string">
            <text:p>1er 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Yasmine Bouzenad</text:p>
          </table:table-cell>
          <table:table-cell office:value-type="string">
            <text:p>18 janvier 201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rribagé</text:p>
          </table:table-cell>
          <table:table-cell office:value-type="string">
            <text:p>Lauren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ophe Calmann-Lév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ann Rault-Wi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lande Motilv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Ange Roussel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umont</text:p>
          </table:table-cell>
          <table:table-cell office:value-type="string">
            <text:p>Lauren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Scognamigl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Le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le Jardin-Pay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wenael Dupu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érénice Victoire-Fér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umel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thieu Guibard</text:p>
          </table:table-cell>
          <table:table-cell office:value-type="string">
            <text:p>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ina Reig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éronique Paisant</text:p>
          </table:table-cell>
          <table:table-cell office:value-type="string">
            <text:p>janv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thala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lorence Raulet-San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a Moussaoui-Brahimi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gallaix</text:p>
          </table:table-cell>
          <table:table-cell office:value-type="string">
            <text:p>Laurent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Pauline Ledru</text:p>
          </table:table-cell>
          <table:table-cell office:value-type="string">
            <text:p>septem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Rafik Mokrane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minique Noël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urst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Jean Biehl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dège Heiligenstein</text:p>
          </table:table-cell>
          <table:table-cell office:value-type="string">
            <text:p>nov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ric de la Fouchardière</text:p>
          </table:table-cell>
          <table:table-cell office:value-type="string">
            <text:p>janvier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randguillaume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Lom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Ferr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 Petr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Albrech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Kalinowski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Christophe Kinne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ulie Rosenkran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Dolic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rcangeli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ulia Sere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liane Fad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ophe Mondolo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Louis C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Wauquiez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yriam Vocans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Goud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Char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Sab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ane Reihania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ourjade</text:p>
          </table:table-cell>
          <table:table-cell office:value-type="string">
            <text:p>Lind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Laura Bessière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c Gauch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ardy</text:p>
          </table:table-cell>
          <table:table-cell office:value-type="string">
            <text:p>Lion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ucie PROVENZA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-Marie Bouchez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ice Lacourieux</text:p>
          </table:table-cell>
          <table:table-cell office:value-type="float" office:value="2013">
            <text:p>2013</text:p>
          </table:table-cell>
          <table:table-cell office:value-type="string">
            <text:p>Paris</text:p>
          </table:table-cell>
          <table:table-cell office:value-type="string">
            <text:p>Aucun</text:p>
          </table:table-cell>
          <table:table-cell/>
          <table:table-cell office:value-type="string">
            <text:p>Laurence Lamarche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uca</text:p>
          </table:table-cell>
          <table:table-cell office:value-type="string">
            <text:p>Lionn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el U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e Zatta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neviève Sals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Varg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ca Saurel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elot</text:p>
          </table:table-cell>
          <table:table-cell office:value-type="string">
            <text:p>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 Benoi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Fi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Vaill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ny Emeri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eline Karampourni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atel</text:p>
          </table:table-cell>
          <table:table-cell office:value-type="string">
            <text:p>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drien Guen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Bar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Rom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Par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Blou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Kolbe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ane</text:p>
          </table:table-cell>
          <table:table-cell office:value-type="string">
            <text:p>Lu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loïs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Bo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Migu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ce Bourkach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ousteau</text:p>
          </table:table-cell>
          <table:table-cell office:value-type="string">
            <text:p>Luc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got Le Morv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Nad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a Barbo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Campa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gauchy</text:p>
          </table:table-cell>
          <table:table-cell office:value-type="string">
            <text:p>Luc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nielle Carlier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Pierre Va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eresa Doming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yline Lim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Morelle Hanry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ge</text:p>
          </table:table-cell>
          <table:table-cell office:value-type="string">
            <text:p>Maina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France Duroch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Teriitaumih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vé Lallemant-Mo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phaël Lap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utih</text:p>
          </table:table-cell>
          <table:table-cell office:value-type="string">
            <text:p>Male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oubna Méliane-Caill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ia Alverg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fia Rafaï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alls</text:p>
          </table:table-cell>
          <table:table-cell office:value-type="string">
            <text:p>Manu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rlos Da Silva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uliette Nuti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olez</text:p>
          </table:table-cell>
          <table:table-cell office:value-type="string">
            <text:p>Marc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Stéphanie Re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elbrou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Frackowia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Bouj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rancina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tricia Mah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Comb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Asso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ua</text:p>
          </table:table-cell>
          <table:table-cell office:value-type="string">
            <text:p>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William Tissandier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ucile Guiber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ffineur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omas Harto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stine Rous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Houdemon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 Fur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orentin Le Fu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Béatrice Boula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brice 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de Sallier-Dup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aubresse</text:p>
          </table:table-cell>
          <table:table-cell office:value-type="string">
            <text:p>Marc-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rigitte Astruc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lexandre Astruc</text:p>
          </table:table-cell>
          <table:table-cell table:number-columns-repeated="2" office:value-type="string">
            <text:p>?</text:p>
          </table:table-cell>
          <table:table-cell office:value-type="string">
            <text:p>Beau-fils</text:p>
          </table:table-cell>
          <table:table-cell table:number-columns-repeated="31"/>
          <table:table-cell table:number-columns-repeated="2"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Bonnot</text:p>
          </table:table-cell>
          <table:table-cell office:value-type="string">
            <text:p>Marc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èle Par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Cha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Carl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gemont</text:p>
          </table:table-cell>
          <table:table-cell office:value-type="string">
            <text:p>Marc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Ludovic Coulombel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Pierre-Yves Ollivier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arie-Joseph Fay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Hélène Rougier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bois</text:p>
          </table:table-cell>
          <table:table-cell office:value-type="string">
            <text:p>Marian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téphanie Prieu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arie-Françoise Fautrat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Hervé Bonnin</text:p>
          </table:table-cell>
          <table:table-cell office:value-type="string">
            <text:p>?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Nicolas Thibault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 Vern</text:p>
          </table:table-cell>
          <table:table-cell office:value-type="string">
            <text:p>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abin Jouqu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de Fov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Roul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Aul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écalde</text:p>
          </table:table-cell>
          <table:table-cell office:value-type="string">
            <text:p>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de Const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Ferg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ola Cloué-So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nthia Tari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apdelaine</text:p>
          </table:table-cell>
          <table:table-cell office:value-type="string">
            <text:p>Marie-A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ierre Morin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Ammirati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uhammed Tokmak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rlotti</text:p>
          </table:table-cell>
          <table:table-cell office:value-type="string">
            <text:p>Marie-Ar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ierre Mo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Ammira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uhammed Tokmak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alloz</text:p>
          </table:table-cell>
          <table:table-cell office:value-type="string">
            <text:p>Marie-Christ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Elodie LEYGNAT PAUTI</text:p>
          </table:table-cell>
          <table:table-cell office:value-type="string">
            <text:p>janv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ichèle DORCHIES</text:p>
          </table:table-cell>
          <table:table-cell office:value-type="string">
            <text:p>octobre 2010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Sébastien Bonjour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echtel</text:p>
          </table:table-cell>
          <table:table-cell office:value-type="string">
            <text:p>Marie-Françoise</text:p>
          </table:table-cell>
          <table:table-cell office:value-type="string">
            <text:p>Parti radical de gauch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ichèle Dorchi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Leygn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Bonjo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ynald Hottegind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lergeau</text:p>
          </table:table-cell>
          <table:table-cell office:value-type="string">
            <text:p>Marie-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Florence Clergeau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Catherine Cozi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Gauché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uffet</text:p>
          </table:table-cell>
          <table:table-cell office:value-type="string">
            <text:p>Marie-George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Olivier Chat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Clerg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Cozi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Gauché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abre</text:p>
          </table:table-cell>
          <table:table-cell office:value-type="string">
            <text:p>Marie-Hélè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Isabelle Monteil-Delpla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Di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Malaqu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Zimmermann</text:p>
          </table:table-cell>
          <table:table-cell office:value-type="string">
            <text:p>Marie-J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Jessica Bene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Bru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érèse Henry-Labo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land Zimmermann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Jessica Norm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ian Mellinger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Reynaud</text:p>
          </table:table-cell>
          <table:table-cell office:value-type="string">
            <text:p>Marie-L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anne Jeandidier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Pascaline Banchereau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Catherine Khamvongsa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Sœur</text:p>
          </table:table-cell>
          <table:table-cell/>
          <table:table-cell office:value-type="string">
            <text:p>Jérôme Petit</text:p>
          </table:table-cell>
          <table:table-cell office:value-type="string">
            <text:p>1er 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Marcel</text:p>
          </table:table-cell>
          <table:table-cell office:value-type="string">
            <text:p>Marie-Lou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écile Boullet-Laumo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érôme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elpor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ort</text:p>
          </table:table-cell>
          <table:table-cell office:value-type="string">
            <text:p>Marie-Louis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ierre-Louis Fort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Dominique B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Al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laire Bavi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Battistel</text:p>
          </table:table-cell>
          <table:table-cell office:value-type="string">
            <text:p>Marie-Noë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douard Santais (fils de la députée Béatrice Santais)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Nadège Pon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iss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rothée Co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rian Raff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athe Arsenne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uillé</text:p>
          </table:table-cell>
          <table:table-cell office:value-type="string">
            <text:p>Marie-Od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ophe Cot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bine Boisard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Roy</text:p>
          </table:table-cell>
          <table:table-cell office:value-type="string">
            <text:p>Marie-Thérè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lain Tangu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Con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ée Fil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aramanli</text:p>
          </table:table-cell>
          <table:table-cell office:value-type="string">
            <text:p>Mariett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Elsho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Chatonn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Fro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 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renier</text:p>
          </table:table-cell>
          <table:table-cell office:value-type="string">
            <text:p>Mar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iulia C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Rebeu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Quentin Mat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is Fazincan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échal-Le Pen</text:p>
          </table:table-cell>
          <table:table-cell office:value-type="string">
            <text:p>Marion</text:p>
          </table:table-cell>
          <table:table-cell office:value-type="string">
            <text:p>Front national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rnaud Hautb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mi Ray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Lope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ddier</text:p>
          </table:table-cell>
          <table:table-cell office:value-type="string">
            <text:p>Martia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téphanie DELACQUIS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elphine Metz</text:p>
          </table:table-cell>
          <table:table-cell office:value-type="float" office:value="2011">
            <text:p>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nessa Hamel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rrillon-Couvreur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ophe Warnan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érôme Mo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angère Maland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e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Fleu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Le 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Bourcereau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ure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Berg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Lestringuez-Lechauv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ignières-Cassou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Karine Feugas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ylvie Grépi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Laëtitia Redon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rtinel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ichel Martinel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Jérôme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etitia Desgu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orie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branchu</text:p>
          </table:table-cell>
          <table:table-cell office:value-type="string">
            <text:p>Maryl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Garnier</text:p>
          </table:table-cell>
          <table:table-cell office:value-type="float" office:value="2004">
            <text:p>2004</text:p>
          </table:table-cell>
          <table:table-cell office:value-type="string">
            <text:p>Circonscription (3/5e)</text:p>
          </table:table-cell>
          <table:table-cell office:value-type="string">
            <text:p>Non</text:p>
          </table:table-cell>
          <table:table-cell/>
          <table:table-cell office:value-type="string">
            <text:p>Alban Le Roux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érald Sauvageot</text:p>
          </table:table-cell>
          <table:table-cell office:value-type="string">
            <text:p>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Housset</text:p>
          </table:table-cell>
          <table:table-cell office:value-type="string">
            <text:p>mai 2016</text:p>
          </table:table-cell>
          <table:table-cell office:value-type="string">
            <text:p>Assemblée (1/7e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anotin</text:p>
          </table:table-cell>
          <table:table-cell office:value-type="string">
            <text:p>Mathieu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drien Delacr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lyne Cos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entin Dupre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Olivier</text:p>
          </table:table-cell>
          <table:table-cell office:value-type="string">
            <text:p>M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os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Caradec-Per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zim Mekarbec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roy</text:p>
          </table:table-cell>
          <table:table-cell office:value-type="string">
            <text:p>Mauric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Jaklin Karb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Call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Hert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abib</text:p>
          </table:table-cell>
          <table:table-cell office:value-type="string">
            <text:p>Meyer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Myriam Lagar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de Mirochesdj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ina Coh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Aswa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sto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xime KLETHI</text:p>
          </table:table-cell>
          <table:table-cell office:value-type="string">
            <text:p>1 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main KIRCHDORFER</text:p>
          </table:table-cell>
          <table:table-cell office:value-type="string">
            <text:p>1 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égory VAILLANT</text:p>
          </table:table-cell>
          <table:table-cell office:value-type="string">
            <text:p>4 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Quentin MOLINIER</text:p>
          </table:table-cell>
          <table:table-cell office:value-type="string">
            <text:p>1 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ibault CHARLET</text:p>
          </table:table-cell>
          <table:table-cell office:value-type="string">
            <text:p>2 nov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rançaix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Véronique Françaix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iette Fragn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za Fres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lham Allam-A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da Toune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Heinrich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ylvi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velyne Pathou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érèse Hurt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erbillon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livier Capitan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Mari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Issindou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Pie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izic Loquet-Naë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Giglio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fai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élie Doll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Podev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Meu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ine Dautrich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sage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ège Langl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 Dubuet-Rou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Le M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e Gaude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iebgot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Desvignes</text:p>
          </table:table-cell>
          <table:table-cell office:value-type="string">
            <text:p>2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ébecca Neisse</text:p>
          </table:table-cell>
          <table:table-cell office:value-type="string">
            <text:p>1 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oncetta Riggio</text:p>
          </table:table-cell>
          <table:table-cell office:value-type="string">
            <text:p>1 juillet 1997</text:p>
          </table:table-cell>
          <table:table-cell office:value-type="string">
            <text:p>Circonscription</text:p>
          </table:table-cell>
          <table:table-cell office:value-type="string">
            <text:p>Compagn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énard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Lebre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Regent-Pennue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ocelyn B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lie Vrig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ajon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elle Fouch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Vernhes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iron</text:p>
          </table:table-cell>
          <table:table-cell office:value-type="string">
            <text:p>Michel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Eric Touro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Maryvonne Marti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Yaël-July Nahon</text:p>
          </table:table-cell>
          <table:table-cell office:value-type="string">
            <text:p>décembre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ylvie Charro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ouzol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ann Simbois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Laur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Lebourg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ordi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yacinte Fran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Sord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xime Beltzu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inne Couder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errot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Isabelle BORIE</text:p>
          </table:table-cell>
          <table:table-cell office:value-type="string">
            <text:p>septembre 199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k Furness</text:p>
          </table:table-cell>
          <table:table-cell office:value-type="string">
            <text:p>juin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rescence Toko</text:p>
          </table:table-cell>
          <table:table-cell office:value-type="string">
            <text:p>2012 (avec interruptions)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auzelle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xime Georges</text:p>
          </table:table-cell>
          <table:table-cell office:value-type="string">
            <text:p>janv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drien Vincentelli</text:p>
          </table:table-cell>
          <table:table-cell office:value-type="string">
            <text:p>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ergnier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ie Marchand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tienne Maury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 Tissier</text:p>
          </table:table-cell>
          <table:table-cell office:value-type="string">
            <text:p>novembre 2014</text:p>
          </table:table-cell>
          <table:table-cell office:value-type="string">
            <text:p>Assemblée (40%)</text:p>
          </table:table-cell>
          <table:table-cell office:value-type="string">
            <text:p>Non</text:p>
          </table:table-cell>
          <table:table-cell/>
          <table:table-cell office:value-type="string">
            <text:p>Martine Laporte</text:p>
          </table:table-cell>
          <table:table-cell office:value-type="string">
            <text:p>juillet 2012</text:p>
          </table:table-cell>
          <table:table-cell office:value-type="string">
            <text:p>Circonscription (20%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Joëlle Penot</text:p>
          </table:table-cell>
          <table:table-cell office:value-type="string">
            <text:p>mars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Cadran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oisin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Jean-Luc Ors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Jean Chanu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Nelly Sall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Gérard Duc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Zumkeller</text:p>
          </table:table-cell>
          <table:table-cell office:value-type="string">
            <text:p>Michel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laire Ligier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etitia Guilbert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Romuald Roicomte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nneton</text:p>
          </table:table-cell>
          <table:table-cell office:value-type="string">
            <text:p>Michè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Jean-Jacques Toubhan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n Math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Go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ey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erry Lehnebach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launay</text:p>
          </table:table-cell>
          <table:table-cell office:value-type="string">
            <text:p>Mich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-Anne MALGOUYRES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mma Laroch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ôme Cocagne</text:p>
          </table:table-cell>
          <table:table-cell office:value-type="string">
            <text:p>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ournier-Armand</text:p>
          </table:table-cell>
          <table:table-cell office:value-type="string">
            <text:p>Mich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David Fournie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Isam Ifghalla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Valérie Franc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Hernand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abarot</text:p>
          </table:table-cell>
          <table:table-cell office:value-type="string">
            <text:p>Michè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hilippe Tabarot</text:p>
          </table:table-cell>
          <table:table-cell table:number-columns-repeated="2" office:value-type="string">
            <text:p>?</text:p>
          </table:table-cell>
          <table:table-cell office:value-type="string">
            <text:p>Frère</text:p>
          </table:table-cell>
          <table:table-cell/>
          <table:table-cell office:value-type="string">
            <text:p>Frank Mezzasom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i Blard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Marc Macar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 Blanc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Iborra</text:p>
          </table:table-cell>
          <table:table-cell office:value-type="string">
            <text:p>Monique</text:p>
          </table:table-cell>
          <table:table-cell office:value-type="string">
            <text:p>Non rattaché(s)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ophie Iborra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ie Vanderchmit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Van de Ke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Tols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Orphé</text:p>
          </table:table-cell>
          <table:table-cell office:value-type="string">
            <text:p>M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elinda Du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Béli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Jeanne Caz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Redon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abin</text:p>
          </table:table-cell>
          <table:table-cell office:value-type="string">
            <text:p>M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arah CAQUINEAU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scale CONDETT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inda LEMOINE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iphaine POTIRON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olutélé</text:p>
          </table:table-cell>
          <table:table-cell office:value-type="string">
            <text:p>Napo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Olivier Cas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Goepf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aleneo Moefan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enelosa Kanimo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ppéré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lien Clément-Diard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a Bource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abanne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Tauz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Minviell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Serge Soulan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oufik Khali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Kosciusko-Morizet</text:p>
          </table:table-cell>
          <table:table-cell office:value-type="string">
            <text:p>Nathal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nce Mart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a Laurentjoy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ophe Lys-Sept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Nieson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lara-Lou LAGARDE</text:p>
          </table:table-cell>
          <table:table-cell office:value-type="string">
            <text:p>avril 2016</text:p>
          </table:table-cell>
          <table:table-cell office:value-type="string">
            <text:p>Assemblée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Daniel SABAS</text:p>
          </table:table-cell>
          <table:table-cell office:value-type="string">
            <text:p>avril 2014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Isabelle Pagani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ger Collet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ys</text:p>
          </table:table-cell>
          <table:table-cell office:value-type="string">
            <text:p>Nicola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Paul Pelinsk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Belv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Kosio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gor Salom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huicq</text:p>
          </table:table-cell>
          <table:table-cell office:value-type="string">
            <text:p>Nicola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therine Dhuicq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lémence Philipp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ël Grosmai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Nicola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upont-Aignan</text:p>
          </table:table-cell>
          <table:table-cell office:value-type="string">
            <text:p>Nicolas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Valérie Dupont-Aigna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aëlle Me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aka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Sansu</text:p>
          </table:table-cell>
          <table:table-cell office:value-type="string">
            <text:p>Nicolas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Jean-Michel Guerineau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Mounire Lya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Bouj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trand Tiss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meline</text:p>
          </table:table-cell>
          <table:table-cell office:value-type="string">
            <text:p>Nico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Math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Boisson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mère</text:p>
          </table:table-cell>
          <table:table-cell office:value-type="string">
            <text:p>Noël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Jean-François Cass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Farbia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aure Fabre-Nad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Julié-Vi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Le Ga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augues</text:p>
          </table:table-cell>
          <table:table-cell office:value-type="string">
            <text:p>Od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ette Dermain</text:p>
          </table:table-cell>
          <table:table-cell office:value-type="string">
            <text:p>octo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udibert Troin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athalie Greff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Buchsbau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éatrice Poinsign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Chaussad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rré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Remig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Loeill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assault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livier Pacc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ylaine Capg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Chantep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olaine Hack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gy Leg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Bernard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ussopt</text:p>
          </table:table-cell>
          <table:table-cell office:value-type="string">
            <text:p>Olivi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scaline Deygas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xime Sauvage</text:p>
          </table:table-cell>
          <table:table-cell office:value-type="string">
            <text:p>octo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tthieu Jouvet</text:p>
          </table:table-cell>
          <table:table-cell office:value-type="string">
            <text:p>janv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lorni</text:p>
          </table:table-cell>
          <table:table-cell office:value-type="string">
            <text:p>Olivier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Sébastien ARZALIER</text:p>
          </table:table-cell>
          <table:table-cell office:value-type="string">
            <text:p>1er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Costa</text:p>
          </table:table-cell>
          <table:table-cell office:value-type="string">
            <text:p>1er 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gali SAINTHERAND</text:p>
          </table:table-cell>
          <table:table-cell office:value-type="string">
            <text:p>1er 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ure</text:p>
          </table:table-cell>
          <table:table-cell office:value-type="string">
            <text:p>Olivi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téphanie Le Meur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mandine Janiaud-Vergnaud</text:p>
          </table:table-cell>
          <table:table-cell office:value-type="string">
            <text:p>févr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rleix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ud Dugourd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rnaud Marignier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lorence Henri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Renault</text:p>
          </table:table-cell>
          <table:table-cell office:value-type="string">
            <text:p>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Zanetti</text:p>
          </table:table-cell>
          <table:table-cell office:value-type="string">
            <text:p>Paol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Hacen BOURNIN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ëlle BOROWSKI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Alexandrine Brack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erki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ilbert Cuz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ine Bouabb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Regradj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guilhem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édéric Dupu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Ha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wennaëlle Pouvar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marthe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Demarthe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/>
          <table:table-cell office:value-type="string">
            <text:p>Yasmina Gaham</text:p>
          </table:table-cell>
          <table:table-cell office:value-type="string">
            <text:p>octobre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Xavier Riffaudeau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loé Tence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Popelin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ylvia Autissier</text:p>
          </table:table-cell>
          <table:table-cell office:value-type="string">
            <text:p>1er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ugénie Friess-Popelin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Femme</text:p>
          </table:table-cell>
          <table:table-cell/>
          <table:table-cell office:value-type="string">
            <text:p>Bernadette Piron-Renault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errasse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rginie de Sim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Do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Gaude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Surr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y F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Vernet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hévenot</text:p>
          </table:table-cell>
          <table:table-cell office:value-type="string">
            <text:p>Pasca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ix Dar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rien Far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rozon</text:p>
          </table:table-cell>
          <table:table-cell office:value-type="string">
            <text:p>Pasca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édéric Piriou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tiha Farah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rah Sulta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louka Hadj Mimoun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ot</text:p>
          </table:table-cell>
          <table:table-cell office:value-type="string">
            <text:p>Pasca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hu Minh Nguy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ru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Ho Din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rvalho</text:p>
          </table:table-cell>
          <table:table-cell office:value-type="string">
            <text:p>Patrice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ources ouvertes</text:p>
          </table:table-cell>
          <table:table-cell office:value-type="string">
            <text:p>Dominique Carvalho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acques Desmou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ssan Fasse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Martin-Lalande</text:p>
          </table:table-cell>
          <table:table-cell office:value-type="string">
            <text:p>Patri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Nicolas Martin-Lalande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Farida Martin-Laland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Virginie Lem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ouard Vielfaul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Prat</text:p>
          </table:table-cell>
          <table:table-cell office:value-type="string">
            <text:p>Patric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urélien Barbé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lorian De Vivo</text:p>
          </table:table-cell>
          <table:table-cell office:value-type="string">
            <text:p>sept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ébastien Pellier</text:p>
          </table:table-cell>
          <table:table-cell office:value-type="string">
            <text:p>nov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erchère</text:p>
          </table:table-cell>
          <table:table-cell office:value-type="string">
            <text:p>Patri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Paul Esnault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line Ducros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édérique Thomasso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dam</text:p>
          </table:table-cell>
          <table:table-cell office:value-type="string">
            <text:p>Patrici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éa Salam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nda Loch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uel Maniv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zy Vaill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xel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non Poir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Quistinic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lkany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oubna Flament</text:p>
          </table:table-cell>
          <table:table-cell office:value-type="string">
            <text:p>28 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ngrid Desmedt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loche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mbroise SOLOMON</text:p>
          </table:table-cell>
          <table:table-cell office:value-type="string">
            <text:p><text:s/>1er mars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anette DIRASEOGLU</text:p>
          </table:table-cell>
          <table:table-cell office:value-type="string">
            <text:p>14 avril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BOUNIOL</text:p>
          </table:table-cell>
          <table:table-cell office:value-type="string">
            <text:p>18 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amia ADGHAROUAMANE</text:p>
          </table:table-cell>
          <table:table-cell office:value-type="string">
            <text:p>1er sept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vedjian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andrine Le Morvan</text:p>
          </table:table-cell>
          <table:table-cell office:value-type="string">
            <text:p>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ophie DEVEDJIAN</text:p>
          </table:table-cell>
          <table:table-cell office:value-type="string">
            <text:p>Novembre 1995 (hors périodes ministérielles)</text:p>
          </table:table-cell>
          <table:table-cell office:value-type="string">
            <text:p>Circonscription</text:p>
          </table:table-cell>
          <table:table-cell office:value-type="string">
            <text:p>Femme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Hetzel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e Le Chenade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Lozit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ieff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Holderith-Weis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baune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lène Mourier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Céline Croz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ann P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Marl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breton</text:p>
          </table:table-cell>
          <table:table-cell office:value-type="string">
            <text:p>Patrick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Etienne Cheron</text:p>
          </table:table-cell>
          <table:table-cell office:value-type="float" office:value="2007">
            <text:p>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rice Lebon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masle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ie Aba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Del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dette Mass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Roug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ennucci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égis Corréard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ssera Benmarnia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Valérie Bott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Osman Maachi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Ollier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Denis Gabri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Bor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Marc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Ollie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Philippe Bellar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Vignal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hilippe Che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dila Ich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yll Vignal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Weiten</text:p>
          </table:table-cell>
          <table:table-cell office:value-type="string">
            <text:p>Patrick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Laurette Sapin</text:p>
          </table:table-cell>
          <table:table-cell office:value-type="string">
            <text:p>1er juin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Hurstel</text:p>
          </table:table-cell>
          <table:table-cell office:value-type="string">
            <text:p>1er juin 2016 (mi-temps)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Gilles Adam</text:p>
          </table:table-cell>
          <table:table-cell office:value-type="string">
            <text:p>1er juin 2016 (25 %)</text:p>
          </table:table-cell>
          <table:table-cell office:value-type="string">
            <text:p>Circonscription + Assemblée (25 %)</text:p>
          </table:table-cell>
          <table:table-cell office:value-type="string">
            <text:p>Non</text:p>
          </table:table-cell>
          <table:table-cell/>
          <table:table-cell office:value-type="string">
            <text:p>Aurélie Weiten-Monelle</text:p>
          </table:table-cell>
          <table:table-cell office:value-type="string">
            <text:p>1er juin 2016 (25 %)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iacobbi</text:p>
          </table:table-cell>
          <table:table-cell office:value-type="string">
            <text:p>Pau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Vanessa Fam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Vignon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olac</text:p>
          </table:table-cell>
          <table:table-cell office:value-type="string">
            <text:p>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ophe Nayl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el Simon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alen</text:p>
          </table:table-cell>
          <table:table-cell office:value-type="string">
            <text:p>Pau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arole Fel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Choss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Trembl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la Cecolt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rdery</text:p>
          </table:table-cell>
          <table:table-cell office:value-type="string">
            <text:p>Philip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andine Fou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Mazz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Gondouin-Hauste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umel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édric Cost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Ghan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Legr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Dubois-Lassèg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a Paul-Zamou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ies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enaud FAUSSER</text:p>
          </table:table-cell>
          <table:table-cell office:value-type="string">
            <text:p>1er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Baptiste MATHIEU</text:p>
          </table:table-cell>
          <table:table-cell office:value-type="string">
            <text:p>7 janvier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LAGUTERE</text:p>
          </table:table-cell>
          <table:table-cell office:value-type="string">
            <text:p>20 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riand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runo Lavill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ël Peli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Augi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chet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aetitia Coche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Eva Doressa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Thenar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oucet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bd El Hakim Hss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anie Mod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lek Scal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Noë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ro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ves Marqu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ez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Lero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olliot</text:p>
          </table:table-cell>
          <table:table-cell office:value-type="string">
            <text:p>Philipp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Jérémy Haddad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Laure Laustriat</text:p>
          </table:table-cell>
          <table:table-cell office:value-type="string">
            <text:p>1er avril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isèle Dedieu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thalie Folliot</text:p>
          </table:table-cell>
          <table:table-cell office:value-type="string">
            <text:p>2003 (en cours de rupture conventionnelle)</text:p>
          </table:table-cell>
          <table:table-cell office:value-type="string">
            <text:p>Circonscription</text:p>
          </table:table-cell>
          <table:table-cell office:value-type="string">
            <text:p>Ex-femm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omes</text:p>
          </table:table-cell>
          <table:table-cell office:value-type="string">
            <text:p>Philippe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ric He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ston Wadrawane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sseli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éline Lemouss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élène Tourg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Fer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Denis-Davi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Quentin Leprevos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ujo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e Malass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olaine Cabidoche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ouillo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ylvie Lem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ellanger-Fab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Rigal-Ansou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emel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Paul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is Carpen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Cuv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Eme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a Taill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k Desmaric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Brandalac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Ray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wenn Le Nay</text:p>
          </table:table-cell>
          <table:table-cell office:value-type="float" office:value="2012">
            <text:p>201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Claudie Le Bohec-Le Floch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Noëlle Debains</text:p>
          </table:table-cell>
          <table:table-cell office:value-type="float" office:value="2012">
            <text:p>201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Julie Bréger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ti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andrine Redolfi de 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Darrib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erry San Marti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Beauch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eunier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Osm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Constan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celyne Breton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Naillet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ann Lowinsk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etitia Hu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Cerve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rixie Meyssonn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Nauche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ine Bogossi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hamira Kasr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Pequi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Roch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Noguès</text:p>
          </table:table-cell>
          <table:table-cell office:value-type="string">
            <text:p>Philipp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ymery Bo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rance Bousquin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Court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lisso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VEROT-BESNAULT</text:p>
          </table:table-cell>
          <table:table-cell office:value-type="string">
            <text:p>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ichelle Lacoste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ck Verrat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igier</text:p>
          </table:table-cell>
          <table:table-cell office:value-type="string">
            <text:p>Philipp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mmanuel Hono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rcédès Leg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Bran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Constan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bel-Marie Soullie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itel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role Vitel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Thierry Camp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H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Gom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lanc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Martin</text:p>
          </table:table-cell>
          <table:table-cell office:value-type="string">
            <text:p>Philippe Arman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icolas Darg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Le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Paillar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ylagas</text:p>
          </table:table-cell>
          <table:table-cell office:value-type="string">
            <text:p>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hilippe KERAUFFRET</text:p>
          </table:table-cell>
          <table:table-cell office:value-type="string">
            <text:p>1er 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ôme Coll</text:p>
          </table:table-cell>
          <table:table-cell office:value-type="string">
            <text:p>1er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imitri MATKOWSKI</text:p>
          </table:table-cell>
          <table:table-cell office:value-type="string">
            <text:p>1er 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llouche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thieu Robiquet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onathan Alessio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quiller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ndice Lequiller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Julien Aya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le Charu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Morange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Anne Messœ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Lhuil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Ro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Ni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Vachet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table:number-columns-repeated="4" office:value-type="string">
            <text:p><text:s/>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Morel-A-L'Huissier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-François Vid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Rouss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Wal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Escud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ric Lan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May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Bonhomme épouse Romieu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ibeaud</text:p>
          </table:table-cell>
          <table:table-cell office:value-type="string">
            <text:p>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arthélémy BOUDOT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énédicte BESCHER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aziella DECORPS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uet</text:p>
          </table:table-cell>
          <table:table-cell office:value-type="string">
            <text:p>Pierre-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annick Muet</text:p>
          </table:table-cell>
          <table:table-cell office:value-type="string">
            <text:p>septembre 2013</text:p>
          </table:table-cell>
          <table:table-cell office:value-type="string">
            <text:p>Assemblée</text:p>
          </table:table-cell>
          <table:table-cell office:value-type="string">
            <text:p>Fils</text:p>
          </table:table-cell>
          <table:table-cell/>
          <table:table-cell office:value-type="string">
            <text:p>Gwenaëlle Betti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phie Waldteufel</text:p>
          </table:table-cell>
          <table:table-cell office:value-type="string">
            <text:p>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Borgn'</text:p>
          </table:table-cell>
          <table:table-cell office:value-type="string">
            <text:p>Pierre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yril Mallet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Dechâtre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rothée Bellage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mirshahi</text:p>
          </table:table-cell>
          <table:table-cell office:value-type="string">
            <text:p>Pouria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nna Mélin</text:p>
          </table:table-cell>
          <table:table-cell office:value-type="string">
            <text:p>juin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harlotte Soulary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ssia Hebbache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Hammadi</text:p>
          </table:table-cell>
          <table:table-cell office:value-type="string">
            <text:p>Razz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oveda Abbe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Charpen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rol Yola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ovéda</text:p>
          </table:table-cell>
          <table:table-cell office:value-type="string">
            <text:p>Rég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éa Damotte-Martinovi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rik Laou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minique Vinç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Juanico</text:p>
          </table:table-cell>
          <table:table-cell office:value-type="string">
            <text:p>Rég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COLOMBIER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es JOASSARD </text:p>
          </table:table-cell>
          <table:table-cell office:value-type="string">
            <text:p>juin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DUMESTRE</text:p>
          </table:table-cell>
          <table:table-cell office:value-type="string">
            <text:p>déc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ick COURBON</text:p>
          </table:table-cell>
          <table:table-cell office:value-type="string">
            <text:p>septembre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latte</text:p>
          </table:table-cell>
          <table:table-cell office:value-type="string">
            <text:p>Rémi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antal Delatte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/>
          <table:table-cell office:value-type="string">
            <text:p>Claire Gauchat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e Cheval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drien Huguet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DODET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 (bénévole)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Pauvros</text:p>
          </table:table-cell>
          <table:table-cell office:value-type="string">
            <text:p>Rém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imon Delann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hlem Megd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ine Rouge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Montfor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auquelin</text:p>
          </table:table-cell>
          <table:table-cell office:value-type="string">
            <text:p>Ren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adhia Desbrosses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Bernard Tante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arc Cachard</text:p>
          </table:table-cell>
          <table:table-cell office:value-type="float" office:value="2016">
            <text:p>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osière</text:p>
          </table:table-cell>
          <table:table-cell office:value-type="string">
            <text:p>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le Mary</text:p>
          </table:table-cell>
          <table:table-cell office:value-type="float" office:value="1997">
            <text:p>199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érif Lahouali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ncent Paquet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ck Ludwig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ouquet</text:p>
          </table:table-cell>
          <table:table-cell office:value-type="string">
            <text:p>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Jean-Marc Bourj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Rouquet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Emilien Charpant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errand</text:p>
          </table:table-cell>
          <table:table-cell office:value-type="string">
            <text:p>Rich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ann Le Boulanger</text:p>
          </table:table-cell>
          <table:table-cell office:value-type="string">
            <text:p>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izic Kerbrat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oel Cumunel</text:p>
          </table:table-cell>
          <table:table-cell office:value-type="string">
            <text:p>octo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Olive</text:p>
          </table:table-cell>
          <table:table-cell office:value-type="string">
            <text:p>Ro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dith Hazan</text:p>
          </table:table-cell>
          <table:table-cell office:value-type="string">
            <text:p>mai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éronique Fourès</text:p>
          </table:table-cell>
          <table:table-cell office:value-type="string">
            <text:p>juin 2016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Joëlle Rumeau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phie Noguès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Schwartzenberg</text:p>
          </table:table-cell>
          <table:table-cell office:value-type="string">
            <text:p>Roger-Gérard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Guillaume Poiret</text:p>
          </table:table-cell>
          <table:table-cell table:number-columns-repeated="3" office:value-type="string">
            <text:p>?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las</text:p>
          </table:table-cell>
          <table:table-cell office:value-type="string">
            <text:p>Rom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lodie Jauneau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Guillou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homas Borel</text:p>
          </table:table-cell>
          <table:table-cell office:value-type="string">
            <text:p>août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Joron</text:p>
          </table:table-cell>
          <table:table-cell office:value-type="string">
            <text:p>Rom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vien Delo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bine Tirmar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djia Ao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lles</text:p>
          </table:table-cell>
          <table:table-cell office:value-type="string">
            <text:p>Rudy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hristophe Barbosa</text:p>
          </table:table-cell>
          <table:table-cell office:value-type="string">
            <text:p>1 novembre 2009</text:p>
          </table:table-cell>
          <table:table-cell office:value-type="string">
            <text:p>Circonscription</text:p>
          </table:table-cell>
          <table:table-cell office:value-type="string">
            <text:p>Gendre</text:p>
          </table:table-cell>
          <table:table-cell/>
          <table:table-cell office:value-type="string">
            <text:p>Raja Maoua</text:p>
          </table:table-cell>
          <table:table-cell office:value-type="string">
            <text:p>3 octo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la Diez</text:p>
          </table:table-cell>
          <table:table-cell office:value-type="string">
            <text:p>12 avril 199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e Salles</text:p>
          </table:table-cell>
          <table:table-cell office:value-type="string">
            <text:p>1 septembre 1995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Buis</text:p>
          </table:table-cell>
          <table:table-cell office:value-type="string">
            <text:p>Sab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mmanuel Passeri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Bouc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Houet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oucet</text:p>
          </table:table-cell>
          <table:table-cell office:value-type="string">
            <text:p>Sand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c Bonneau</text:p>
          </table:table-cell>
          <table:table-cell office:value-type="float" office:value="2016">
            <text:p>2016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amille Ghislaine Marie Vieira-Lenen</text:p>
          </table:table-cell>
          <table:table-cell office:value-type="float" office:value="2016">
            <text:p>2016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zetier</text:p>
          </table:table-cell>
          <table:table-cell office:value-type="string">
            <text:p>Sand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gnès Lakits</text:p>
          </table:table-cell>
          <table:table-cell office:value-type="string">
            <text:p>janvier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arlotte Merigaud</text:p>
          </table:table-cell>
          <table:table-cell office:value-type="string">
            <text:p>déc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uise Debruyn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udrey Emery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ick Paris</text:p>
          </table:table-cell>
          <table:table-cell office:value-type="string">
            <text:p>janvier 201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andolfi-Scheit</text:p>
          </table:table-cell>
          <table:table-cell office:value-type="string">
            <text:p>Sauveu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Laure Gandolfi-Schei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Yannick Camp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H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gusta Ross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enaja</text:p>
          </table:table-cell>
          <table:table-cell office:value-type="string">
            <text:p>Sébastie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Scieux-Azéma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dith Ha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Nad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Lab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Laden-Salust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uyghe</text:p>
          </table:table-cell>
          <table:table-cell office:value-type="string">
            <text:p>Sébast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lément DELPLANQUE</text:p>
          </table:table-cell>
          <table:table-cell office:value-type="string">
            <text:p>février 2009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éronique VAN TICHELEN</text:p>
          </table:table-cell>
          <table:table-cell office:value-type="string">
            <text:p>février 200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dré NERSIER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ietrasanta</text:p>
          </table:table-cell>
          <table:table-cell office:value-type="string">
            <text:p>Sébastie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lexis Guerit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Galère</text:p>
          </table:table-cell>
          <table:table-cell office:value-type="string">
            <text:p>1er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rdy</text:p>
          </table:table-cell>
          <table:table-cell office:value-type="string">
            <text:p>Se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olaine Coifard</text:p>
          </table:table-cell>
          <table:table-cell office:value-type="string">
            <text:p>1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Fribault</text:p>
          </table:table-cell>
          <table:table-cell office:value-type="string">
            <text:p>15 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rouard</text:p>
          </table:table-cell>
          <table:table-cell office:value-type="string">
            <text:p>Serg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Grouard-Lejeune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Ex-épouse (depuis 2014)</text:p>
          </table:table-cell>
          <table:table-cell/>
          <table:table-cell office:value-type="string">
            <text:p>Danièle VAUDOUR</text:p>
          </table:table-cell>
          <table:table-cell office:value-type="string">
            <text:p>mars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ystel DE FILIPPI</text:p>
          </table:table-cell>
          <table:table-cell office:value-type="string">
            <text:p>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Janquin</text:p>
          </table:table-cell>
          <table:table-cell office:value-type="string">
            <text:p>Se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drée Vaub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udyne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Dujard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tchimy</text:p>
          </table:table-cell>
          <table:table-cell office:value-type="string">
            <text:p>Serge</text:p>
          </table:table-cell>
          <table:table-cell office:value-type="string">
            <text:p>Parti progressiste martiniquais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Willy Beauva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Michèle Appoline-Darsiè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Corde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Delb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milie Léa Marion Colla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oronado</text:p>
          </table:table-cell>
          <table:table-cell office:value-type="string">
            <text:p>Sergio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Ricardo Coronado</text:p>
          </table:table-cell>
          <table:table-cell table:number-columns-repeated="2" office:value-type="string">
            <text:p>?</text:p>
          </table:table-cell>
          <table:table-cell office:value-type="string">
            <text:p>Frère</text:p>
          </table:table-cell>
          <table:table-cell/>
          <table:table-cell office:value-type="string">
            <text:p>Rusen Aytac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agoma</text:p>
          </table:table-cell>
          <table:table-cell office:value-type="string">
            <text:p>Seyba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essica Assem</text:p>
          </table:table-cell>
          <table:table-cell office:value-type="string">
            <text:p>novembre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uaï Gahmi</text:p>
          </table:table-cell>
          <table:table-cell office:value-type="string">
            <text:p>octo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argherita Caron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garde</text:p>
          </table:table-cell>
          <table:table-cell office:value-type="string">
            <text:p>Sonia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ric He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ise Diel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ion</text:p>
          </table:table-cell>
          <table:table-cell office:value-type="string">
            <text:p>Soph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Zirnhe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Cogn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 Bergoe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Lathuille-Nicolle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rrante</text:p>
          </table:table-cell>
          <table:table-cell office:value-type="string">
            <text:p>Soph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ristan Boursico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rine Drone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toine Brandalac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hfritsch</text:p>
          </table:table-cell>
          <table:table-cell office:value-type="string">
            <text:p>Soph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Olivier Ecker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e Matt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lla Ceriani</text:p>
          </table:table-cell>
          <table:table-cell office:value-type="string">
            <text:p>janv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laireaux</text:p>
          </table:table-cell>
          <table:table-cell office:value-type="string">
            <text:p>Stéphane</text:p>
          </table:table-cell>
          <table:table-cell office:value-type="string">
            <text:p>Cap sur l'avenir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Matthew Reardon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gali Fouchard-Borthaire</text:p>
          </table:table-cell>
          <table:table-cell office:value-type="string">
            <text:p>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Annick Vigneau</text:p>
          </table:table-cell>
          <table:table-cell office:value-type="string">
            <text:p>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ïté Légasse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milly</text:p>
          </table:table-cell>
          <table:table-cell office:value-type="string">
            <text:p>Stéphane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COLOMBEL</text:p>
          </table:table-cell>
          <table:table-cell office:value-type="string">
            <text:p>mai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antal COELHO</text:p>
          </table:table-cell>
          <table:table-cell office:value-type="string">
            <text:p>mai 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-Sophie Herlin</text:p>
          </table:table-cell>
          <table:table-cell office:value-type="string">
            <text:p>décem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int-André</text:p>
          </table:table-cell>
          <table:table-cell office:value-type="string">
            <text:p>Stéphan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Valérie Garcy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Laper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rine Delencre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andre Jakobczyk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Travert</text:p>
          </table:table-cell>
          <table:table-cell office:value-type="string">
            <text:p>Stéph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Né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élie Le Flo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God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ernod Beaudon</text:p>
          </table:table-cell>
          <table:table-cell office:value-type="string">
            <text:p>Stépha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édéric Baud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ra Batillat</text:p>
          </table:table-cell>
          <table:table-cell office:value-type="string">
            <text:p>juin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Tallard</text:p>
          </table:table-cell>
          <table:table-cell office:value-type="string">
            <text:p>Suza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elie Araint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Verm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Tarieu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aël Balog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errios</text:p>
          </table:table-cell>
          <table:table-cell office:value-type="string">
            <text:p>Sylv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rnaud Ve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idier Lenoël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inel</text:p>
          </table:table-cell>
          <table:table-cell office:value-type="string">
            <text:p>Sylvia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Guillaume Roq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Rouje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aul Terren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laux</text:p>
          </table:table-cell>
          <table:table-cell office:value-type="string">
            <text:p>Syl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Émilie Dutoy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Richir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ulteau</text:p>
          </table:table-cell>
          <table:table-cell office:value-type="string">
            <text:p>Syl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tthieu Boisd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Chevoll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Ibarra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Clémence Bonn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olmont</text:p>
          </table:table-cell>
          <table:table-cell office:value-type="string">
            <text:p>Sylv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 LEPOURREAU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BELLIER-TOULOUZOU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asile REY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enoit</text:p>
          </table:table-cell>
          <table:table-cell office:value-type="string">
            <text:p>Thierry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hristophe Deroyer</text:p>
          </table:table-cell>
          <table:table-cell office:value-type="string">
            <text:p>1 octobre 20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thur Le Ber</text:p>
          </table:table-cell>
          <table:table-cell office:value-type="string">
            <text:p>7 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deline Biard</text:p>
          </table:table-cell>
          <table:table-cell office:value-type="string">
            <text:p>1 juillet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zaro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Ciet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Desout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Fa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èlène Quatreboeuf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iani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Guil</text:p>
          </table:table-cell>
          <table:table-cell office:value-type="string">
            <text:p>juin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katerina Jego Velichko</text:p>
          </table:table-cell>
          <table:table-cell office:value-type="string">
            <text:p>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bert</text:p>
          </table:table-cell>
          <table:table-cell office:value-type="string">
            <text:p>Thierry</text:p>
          </table:table-cell>
          <table:table-cell office:value-type="string">
            <text:p>La politique autrement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Ronald Robert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Cousin</text:p>
          </table:table-cell>
          <table:table-cell/>
          <table:table-cell office:value-type="string">
            <text:p>Sylvie Voltigeant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évin Thuillier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Valad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olère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Karine Solè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thieu Bar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de Jerphan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e Gaut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hévenoud</text:p>
          </table:table-cell>
          <table:table-cell office:value-type="string">
            <text:p>Thomas</text:p>
          </table:table-cell>
          <table:table-cell office:value-type="string">
            <text:p>Parti radical de gauch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ziz El Guerrab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Bornes-Krivopissk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dre Pros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Carneir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yer</text:p>
          </table:table-cell>
          <table:table-cell office:value-type="string">
            <text:p>Valé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Claire Carlot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Gondr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ence Jouv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rre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on Gast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vid Piant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as Prie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ourneyron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alérie Amant</text:p>
          </table:table-cell>
          <table:table-cell office:value-type="string">
            <text:p>1 sept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Kader Chekhemani</text:p>
          </table:table-cell>
          <table:table-cell office:value-type="string">
            <text:p>1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nessa David</text:p>
          </table:table-cell>
          <table:table-cell office:value-type="string">
            <text:p>1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croute</text:p>
          </table:table-cell>
          <table:table-cell office:value-type="string">
            <text:p>Valé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Juan-Ju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Auj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-Erwann Gastin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abault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mille Pouponneau</text:p>
          </table:table-cell>
          <table:table-cell office:value-type="string">
            <text:p>1 avril 2014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Quentin Coignus</text:p>
          </table:table-cell>
          <table:table-cell office:value-type="string">
            <text:p>15 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on Mitschler</text:p>
          </table:table-cell>
          <table:table-cell office:value-type="string">
            <text:p>15 juillet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rtrand Legros</text:p>
          </table:table-cell>
          <table:table-cell office:value-type="string">
            <text:p>17 septembre 2015</text:p>
          </table:table-cell>
          <table:table-cell office:value-type="string">
            <text:p>Assemblée (60 %)</text:p>
          </table:table-cell>
          <table:table-cell office:value-type="string">
            <text:p>Non</text:p>
          </table:table-cell>
          <table:table-cell/>
          <table:table-cell office:value-type="string">
            <text:p>Cécile Terrancle</text:p>
          </table:table-cell>
          <table:table-cell office:value-type="string">
            <text:p>1er juin 2016</text:p>
          </table:table-cell>
          <table:table-cell office:value-type="string">
            <text:p>Assemblée (au titre de la fonction de rapporteure générale du budget)</text:p>
          </table:table-cell>
          <table:table-cell office:value-type="string">
            <text:p>Non</text:p>
          </table:table-cell>
          <table:table-cell/>
          <table:table-cell office:value-type="string">
            <text:p>Noémie Deguara</text:p>
          </table:table-cell>
          <table:table-cell office:value-type="string">
            <text:p>17 mai 2016</text:p>
          </table:table-cell>
          <table:table-cell office:value-type="string">
            <text:p>Circonscription (au titre de la fonction de rapporteure générale du budget)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esse</text:p>
          </table:table-cell>
          <table:table-cell office:value-type="string">
            <text:p>Véronique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mandine BINCTIN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HOGARD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 VALL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xel DUCHAMP</text:p>
          </table:table-cell>
          <table:table-cell office:value-type="float" office:value="2016">
            <text:p>2016</text:p>
          </table:table-cell>
          <table:table-cell office:value-type="string">
            <text:p>Assemblée (60 %)</text:p>
          </table:table-cell>
          <table:table-cell office:value-type="string">
            <text:p>Non</text:p>
          </table:table-cell>
          <table:table-cell/>
          <table:table-cell office:value-type="string">
            <text:p>Quentin LIMOUZIN</text:p>
          </table:table-cell>
          <table:table-cell office:value-type="string">
            <text:p>2016 <text:s/>(également employé de 2013 à 2014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ouwagie</text:p>
          </table:table-cell>
          <table:table-cell office:value-type="string">
            <text:p>Véro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incent Beauv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Co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Fer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Thiba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Cohu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ssonneau</text:p>
          </table:table-cell>
          <table:table-cell office:value-type="string">
            <text:p>Vér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thieu de la Souchère</text:p>
          </table:table-cell>
          <table:table-cell office:value-type="string">
            <text:p>mars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ictor Choisy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ine Ferreira</text:p>
          </table:table-cell>
          <table:table-cell office:value-type="string">
            <text:p>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urel</text:p>
          </table:table-cell>
          <table:table-cell office:value-type="string">
            <text:p>Victor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co Ipparriga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Christop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Julien-Emmanuel-Lur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urroni</text:p>
          </table:table-cell>
          <table:table-cell office:value-type="string">
            <text:p>Vinc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ichèle Burron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Nathalie Bous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Ledoux</text:p>
          </table:table-cell>
          <table:table-cell office:value-type="string">
            <text:p>Vinc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ançois VERHEECKEN</text:p>
          </table:table-cell>
          <table:table-cell office:value-type="string">
            <text:p>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halidou KEBE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Olga FERNANDES</text:p>
          </table:table-cell>
          <table:table-cell office:value-type="string">
            <text:p>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uby-Muller</text:p>
          </table:table-cell>
          <table:table-cell office:value-type="string">
            <text:p>Virgi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ouisa Roussel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élinda Gonzalez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icia Rog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 Dissez</text:p>
          </table:table-cell>
          <table:table-cell office:value-type="string">
            <text:p>Vi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ves Hamo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Le Tourneu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atiana Paulange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mas</text:p>
          </table:table-cell>
          <table:table-cell office:value-type="string">
            <text:p>Willia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Calaz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 Hao Tr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Fab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reton</text:p>
          </table:table-cell>
          <table:table-cell office:value-type="string">
            <text:p>Xa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Hélène Marec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Marie Gi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Lu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Brochan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pet</text:p>
          </table:table-cell>
          <table:table-cell office:value-type="string">
            <text:p>Y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andine Da Cunh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Wo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Lelo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Breb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eve Campagn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alut</text:p>
          </table:table-cell>
          <table:table-cell office:value-type="string">
            <text:p>Y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Wassila Ro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Crep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Gauth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vennec</text:p>
          </table:table-cell>
          <table:table-cell office:value-type="string">
            <text:p>Yannick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mmanuelle Bouta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Oza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ïse Kambru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oreau</text:p>
          </table:table-cell>
          <table:table-cell office:value-type="string">
            <text:p>Yann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Aida Moreau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onzague de Chanter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Pi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Riv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brielle Legoux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rigance</text:p>
          </table:table-cell>
          <table:table-cell office:value-type="string">
            <text:p>Y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Aline Schwart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eri Dris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Triganc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Albarello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Dub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Pennanea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ntal Lédé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ger Pécou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lein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elle Sa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Obrech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bah Tarchou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dreddine Boujda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ensi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téphanie Barthélé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e Va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Sud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Zalusk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aniel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ule Raitièr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Linda Lemoine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minique Castelin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rah Pineau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rand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Éric Van 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Du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Goh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laude Fernand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oulo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Mil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ce Boi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inne Ga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rmain Stoldi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Mequin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romio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nce Re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Pet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de la Motte de Broons de Vauv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asdoué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na Cha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Br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Deni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Jégo</text:p>
          </table:table-cell>
          <table:table-cell office:value-type="string">
            <text:p>Yves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Romain BERTRAND</text:p>
          </table:table-cell>
          <table:table-cell office:value-type="string">
            <text:p>mars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imon ESTEVE</text:p>
          </table:table-cell>
          <table:table-cell office:value-type="string">
            <text:p>août 2016</text:p>
          </table:table-cell>
          <table:table-cell office:value-type="string">
            <text:p>Circonscription (12,7h)</text:p>
          </table:table-cell>
          <table:table-cell office:value-type="string">
            <text:p>Non</text:p>
          </table:table-cell>
          <table:table-cell/>
          <table:table-cell office:value-type="string">
            <text:p>Florent GUILLEMAIN HOCHE</text:p>
          </table:table-cell>
          <table:table-cell office:value-type="string">
            <text:p>Octobre 2016 (10,5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-Katrin JEGO</text:p>
          </table:table-cell>
          <table:table-cell office:value-type="string">
            <text:p>Août 2009 (26,25h)</text:p>
          </table:table-cell>
          <table:table-cell office:value-type="string">
            <text:p>Assemblée</text:p>
          </table:table-cell>
          <table:table-cell office:value-type="string">
            <text:p>Femme</text:p>
          </table:table-cell>
          <table:table-cell/>
          <table:table-cell office:value-type="string">
            <text:p>Emilia ROQUE</text:p>
          </table:table-cell>
          <table:table-cell office:value-type="string">
            <text:p>Février 2013 (8,75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Nicoli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hislaine Du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outorb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ril Castell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d'Hallew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Duran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A propos" table:style-name="ta1" table:print="false">
        <table:table-column table:style-name="co28" table:default-cell-style-name="Default"/>
        <table:table-column table:style-name="co27" table:number-columns-repeated="2" table:default-cell-style-name="Default"/>
        <table:table-row table:style-name="ro2">
          <table:table-cell table:style-name="ce2" office:value-type="string">
            <text:p>Données sur les collaborateurs parlementaires des députés</text:p>
          </table:table-cell>
          <table:table-cell table:number-columns-repeated="2"/>
        </table:table-row>
        <table:table-row table:style-name="ro1">
          <table:table-cell office:value-type="string">
            <text:p>Agrégées par les Décodeurs du Monde</text:p>
          </table:table-cell>
          <table:table-cell office:value-type="string">
            <text:p><text:a xlink:href="http://www.lemonde.fr/les-decodeurs/">http://www.lemonde.fr/les-decodeu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Source primaire :</text:p>
          </table:table-cell>
          <table:table-cell table:number-columns-repeated="2"/>
        </table:table-row>
        <table:table-row table:style-name="ro1">
          <table:table-cell office:value-type="string">
            <text:p>Liste des collaborateurs publiée par l'Assemblée nationale le 22 février 2017</text:p>
          </table:table-cell>
          <table:table-cell office:value-type="string">
            <text:p>http://www2.assemblee-nationale.fr/static/collaborateurs/liste_deputes_collaborateurs.pdf</text:p>
          </table:table-cell>
          <table:table-cell office:value-type="string">
            <text:p>Contient uniquement les nom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Les informations complémentaires (date d'embauche, lieu de travail, lien familial, suppléant ou non) ont été agrégées grâce à 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a sollicitation par courriel des 572 députés par « Le Monde » du 17 au 24 février 2017, dans le cadre de l'opération #Transparence AN (198 réponses).</text:p>
          </table:table-cell>
          <table:table-cell office:value-type="string">
            <text:p>http://www.lemonde.fr/les-decodeurs/article/2017/02/17/transparencean-pourquoi-nous-demandons-des-comptes-aux-deputes-sur-leurs-assistants-parlementaires_5081211_4355770.html</text:p>
          </table:table-cell>
          <table:table-cell/>
        </table:table-row>
        <table:table-row table:style-name="ro1">
          <table:table-cell office:value-type="string">
            <text:p>L'enquête de Mediapart sur les parlementaires qui emploient leurs proches (27 juillet 2014)</text:p>
          </table:table-cell>
          <table:table-cell office:value-type="string">
            <text:p><text:a xlink:href="https://www.mediapart.fr/journal/france/270714/lassemblee-remunere-52-epouses-28-fils-et-32-filles-de-deputes-en-2014?onglet=full">https://www.mediapart.fr/journal/france/270714/lassemblee-remunere-52-epouses-28-fils-et-32-filles-de-deputes-en-2014?onglet=full</text:a></text:p>
          </table:table-cell>
          <table:table-cell/>
        </table:table-row>
        <table:table-row table:style-name="ro1">
          <table:table-cell office:value-type="string">
            <text:p>Les sources ouvertes (articles de presse, sources officielles)</text:p>
          </table:table-cell>
          <table:table-cell table:number-columns-repeated="2"/>
        </table:table-row>
        <table:table-row table:style-name="ro1">
          <table:table-cell office:value-type="string">
            <text:p>Le scraping du site de l'Assemblée nationale pour récupérer la liste de tous les suppléants (effectué le 23 février 2017)</text:p>
          </table:table-cell>
          <table:table-cell office:value-type="string">
            <text:p><text:a xlink:href="http://www2.assemblee-nationale.fr/">http://www2.assemblee-nationale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es données ne sont pas exhaustives, faute de réponses complètes de l'ensemble des députés. Elles sont valables au 24 février 2017.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27/02/2017</text:date>, <text:time>14:4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7T14:47:11.49</dc:date>
    <dc:creator>Maxime Vaudano</dc:creator>
    <meta:generator>OpenOffice/4.1.1$Win32 OpenOffice.org_project/411m6$Build-9775</meta:generator>
    <meta:editing-duration>PT6M1S</meta:editing-duration>
    <meta:editing-cycles>2</meta:editing-cycles>
    <meta:document-statistic meta:table-count="2" meta:cell-count="12622" meta:object-count="0"/>
  </office:meta>
</office:document-meta>
</file>